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Ubuntu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imSun" svg:font-family="SimSu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Ubuntu1" svg:font-family="Ubuntu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1.352in" fo:margin-top="0.0201in" fo:margin-bottom="0in" loext:contextual-spacing="false" fo:line-height="100%" fo:text-align="center" style:justify-single-word="false" fo:orphans="0" fo:widows="0" fo:text-indent="0in" style:auto-text-indent="false">
        <style:tab-stops>
          <style:tab-stop style:position="0in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P2" style:family="paragraph" style:parent-style-name="Footer">
      <style:paragraph-properties fo:margin-top="0in" fo:margin-bottom="0.139in" loext:contextual-spacing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3" style:family="paragraph" style:parent-style-name="Heading_20_1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weight="normal" officeooo:rsid="0109a800" officeooo:paragraph-rsid="039b8f80" style:font-size-asian="11pt" style:font-weight-asian="normal" style:font-size-complex="11pt" style:font-weight-complex="normal"/>
    </style:style>
    <style:style style:name="P4" style:family="paragraph" style:parent-style-name="Heading_20_1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weight="normal" officeooo:rsid="0109a800" officeooo:paragraph-rsid="0391cce0" style:font-size-asian="11pt" style:font-weight-asian="normal" style:font-size-complex="11pt" style:font-weight-complex="normal"/>
    </style:style>
    <style:style style:name="P5" style:family="paragraph" style:parent-style-name="Heading_20_1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officeooo:paragraph-rsid="039b1cbb"/>
    </style:style>
    <style:style style:name="P6" style:family="paragraph" style:parent-style-name="Heading_20_1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officeooo:paragraph-rsid="039052c9"/>
    </style:style>
    <style:style style:name="P7" style:family="paragraph" style:parent-style-name="Heading_20_1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12829eb" style:font-size-asian="11pt" style:font-weight-asian="normal" style:font-size-complex="11pt" style:font-weight-complex="normal"/>
    </style:style>
    <style:style style:name="P8" style:family="paragraph" style:parent-style-name="Heading_20_1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129bd15" style:font-size-asian="11pt" style:font-weight-asian="normal" style:font-size-complex="11pt" style:font-weight-complex="normal"/>
    </style:style>
    <style:style style:name="P9" style:family="paragraph" style:parent-style-name="Heading_20_1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0a1c914" style:font-size-asian="11pt" style:font-weight-asian="normal" style:font-size-complex="11pt" style:font-weight-complex="normal"/>
    </style:style>
    <style:style style:name="P10" style:family="paragraph" style:parent-style-name="Heading_20_1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39b1cbb" style:font-size-asian="11pt" style:font-weight-asian="normal" style:font-size-complex="11pt" style:font-weight-complex="normal"/>
    </style:style>
    <style:style style:name="P11" style:family="paragraph" style:parent-style-name="Heading_20_1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109a800" officeooo:paragraph-rsid="039b8f80" style:font-size-asian="11pt" style:font-weight-asian="normal" style:font-size-complex="11pt" style:font-weight-complex="normal"/>
    </style:style>
    <style:style style:name="P12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weight="normal" officeooo:rsid="00156bb4" officeooo:paragraph-rsid="0130eea6" style:font-size-asian="11pt" style:font-weight-asian="normal" style:font-size-complex="11pt" style:font-weight-complex="normal"/>
    </style:style>
    <style:style style:name="P13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weight="normal" officeooo:rsid="00156bb4" officeooo:paragraph-rsid="041cf03d" style:font-size-asian="11pt" style:font-weight-asian="normal" style:font-size-complex="11pt" style:font-weight-complex="normal"/>
    </style:style>
    <style:style style:name="P14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weight="normal" officeooo:rsid="00156bb4" officeooo:paragraph-rsid="0038e95a" style:font-size-asian="11pt" style:font-weight-asian="normal" style:font-size-complex="11pt" style:font-weight-complex="normal"/>
    </style:style>
    <style:style style:name="P15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0" fo:widows="0" fo:text-indent="-0.3937in" style:auto-text-indent="false" fo:background-color="transparent" style:writing-mode="lr-tb"/>
      <style:text-properties style:font-name="Ubuntu" fo:font-size="11pt" fo:font-weight="normal" officeooo:rsid="00156bb4" officeooo:paragraph-rsid="041d9a28" style:font-size-asian="11pt" style:font-weight-asian="normal" style:font-size-complex="11pt" style:font-weight-complex="normal"/>
    </style:style>
    <style:style style:name="P16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weight="normal" officeooo:rsid="00bb86d7" officeooo:paragraph-rsid="00d6872a" style:font-size-asian="11pt" style:font-weight-asian="normal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weight="normal" officeooo:rsid="01c10a6f" officeooo:paragraph-rsid="01c24c89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weight="normal" officeooo:rsid="0109a800" officeooo:paragraph-rsid="0295aa14" style:font-size-asian="11pt" style:font-weight-asian="normal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weight="normal" officeooo:rsid="0109a800" officeooo:paragraph-rsid="042f70c1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style:writing-mode="lr-tb"/>
      <style:text-properties style:font-name="Ubuntu" fo:font-size="11pt" officeooo:paragraph-rsid="012c5ef8" style:font-size-asian="11pt" style:font-size-complex="11pt"/>
    </style:style>
    <style:style style:name="P21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officeooo:paragraph-rsid="0130eea6" style:font-size-asian="11pt" style:font-size-complex="11pt"/>
    </style:style>
    <style:style style:name="P22" style:family="paragraph" style:parent-style-name="Standard">
      <style:paragraph-properties fo:margin-left="0.3937in" fo:margin-right="0in" fo:margin-top="0in" fo:margin-bottom="0in" loext:contextual-spacing="false" fo:line-height="115%" fo:text-align="justify" style:justify-single-word="false" fo:orphans="0" fo:widows="0" fo:text-indent="-0.3937in" style:auto-text-indent="false" style:writing-mode="lr-tb"/>
      <style:text-properties style:font-name="Ubuntu" fo:font-size="11pt" officeooo:paragraph-rsid="041d9a28"/>
    </style:style>
    <style:style style:name="P23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style="normal" fo:font-weight="normal" officeooo:rsid="0004d492" officeooo:paragraph-rsid="034ae19a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officeooo:paragraph-rsid="042404c2"/>
    </style:style>
    <style:style style:name="P25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officeooo:paragraph-rsid="034ee4f6"/>
    </style:style>
    <style:style style:name="P26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officeooo:paragraph-rsid="0130eea6"/>
    </style:style>
    <style:style style:name="P27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officeooo:paragraph-rsid="042c9763"/>
    </style:style>
    <style:style style:name="P28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officeooo:paragraph-rsid="0355299e"/>
    </style:style>
    <style:style style:name="P29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officeooo:paragraph-rsid="043046a5"/>
    </style:style>
    <style:style style:name="P30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officeooo:paragraph-rsid="042e5569"/>
    </style:style>
    <style:style style:name="P31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95446c" officeooo:paragraph-rsid="0097a771" style:font-size-asian="11pt" style:font-weight-asian="normal" style:font-size-complex="11pt" style:font-weight-complex="normal"/>
    </style:style>
    <style:style style:name="P32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9a4c38" officeooo:paragraph-rsid="009a4c38" style:font-size-asian="11pt" style:font-weight-asian="normal" style:font-size-complex="11pt" style:font-weight-complex="normal"/>
    </style:style>
    <style:style style:name="P33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9e67f8" officeooo:paragraph-rsid="009e67f8" style:font-size-asian="11pt" style:font-weight-asian="normal" style:font-size-complex="11pt" style:font-weight-complex="normal"/>
    </style:style>
    <style:style style:name="P34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0556f1e" style:font-size-asian="11pt" style:font-weight-asian="normal" style:font-size-complex="11pt" style:font-weight-complex="normal"/>
    </style:style>
    <style:style style:name="P35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3b685a8" style:font-size-asian="11pt" style:font-weight-asian="normal" style:font-size-complex="11pt" style:font-weight-complex="normal"/>
    </style:style>
    <style:style style:name="P36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1035830" style:font-size-asian="11pt" style:font-weight-asian="normal" style:font-size-complex="11pt" style:font-weight-complex="normal"/>
    </style:style>
    <style:style style:name="P37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37e1f2c" style:font-size-asian="11pt" style:font-weight-asian="normal" style:font-size-complex="11pt" style:font-weight-complex="normal"/>
    </style:style>
    <style:style style:name="P38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3a9249d" style:font-size-asian="11pt" style:font-weight-asian="normal" style:font-size-complex="11pt" style:font-weight-complex="normal"/>
    </style:style>
    <style:style style:name="P39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3c76bcc" style:font-size-asian="11pt" style:font-weight-asian="normal" style:font-size-complex="11pt" style:font-weight-complex="normal"/>
    </style:style>
    <style:style style:name="P40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3f4f251" style:font-size-asian="11pt" style:font-weight-asian="normal" style:font-size-complex="11pt" style:font-weight-complex="normal"/>
    </style:style>
    <style:style style:name="P41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3f582df" style:font-size-asian="11pt" style:font-weight-asian="normal" style:font-size-complex="11pt" style:font-weight-complex="normal"/>
    </style:style>
    <style:style style:name="P42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3f59c73" style:font-size-asian="11pt" style:font-weight-asian="normal" style:font-size-complex="11pt" style:font-weight-complex="normal"/>
    </style:style>
    <style:style style:name="P43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4112810" style:font-size-asian="11pt" style:font-weight-asian="normal" style:font-size-complex="11pt" style:font-weight-complex="normal"/>
    </style:style>
    <style:style style:name="P44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3569c60" style:font-size-asian="11pt" style:font-weight-asian="normal" style:font-size-complex="11pt" style:font-weight-complex="normal"/>
    </style:style>
    <style:style style:name="P45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130eea6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style:writing-mode="lr-tb"/>
      <style:text-properties fo:color="#000000" style:font-name="Ubuntu" fo:font-size="11pt" fo:font-weight="normal" officeooo:paragraph-rsid="0129bd15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style:writing-mode="lr-tb"/>
      <style:text-properties fo:color="#000000" style:font-name="Ubuntu" fo:font-size="11pt" fo:font-weight="normal" officeooo:paragraph-rsid="04e479d6" style:font-size-asian="11pt" style:font-weight-asian="normal" style:font-size-complex="11pt" style:font-weight-complex="normal"/>
    </style:style>
    <style:style style:name="P48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1768b10" officeooo:paragraph-rsid="02205dd9" style:font-size-asian="11pt" style:font-weight-asian="normal" style:font-size-complex="11pt" style:font-weight-complex="normal"/>
    </style:style>
    <style:style style:name="P49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1768b10" officeooo:paragraph-rsid="048c612b" style:font-size-asian="11pt" style:font-weight-asian="normal" style:font-size-complex="11pt" style:font-weight-complex="normal"/>
    </style:style>
    <style:style style:name="P50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1768b10" officeooo:paragraph-rsid="04efeaf1" style:font-size-asian="11pt" style:font-weight-asian="normal" style:font-size-complex="11pt" style:font-weight-complex="normal"/>
    </style:style>
    <style:style style:name="P51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1768b10" officeooo:paragraph-rsid="04f1aead" style:font-size-asian="11pt" style:font-weight-asian="normal" style:font-size-complex="11pt" style:font-weight-complex="normal"/>
    </style:style>
    <style:style style:name="P52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3a2bdac" officeooo:paragraph-rsid="03a2bdac" style:font-size-asian="11pt" style:font-weight-asian="normal" style:font-size-complex="11pt" style:font-weight-complex="normal"/>
    </style:style>
    <style:style style:name="P53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3a2bdac" officeooo:paragraph-rsid="03f6429d" style:font-size-asian="11pt" style:font-weight-asian="normal" style:font-size-complex="11pt" style:font-weight-complex="normal"/>
    </style:style>
    <style:style style:name="P54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3e55087" officeooo:paragraph-rsid="03e712d3" style:font-size-asian="11pt" style:font-weight-asian="normal" style:font-size-complex="11pt" style:font-weight-complex="normal"/>
    </style:style>
    <style:style style:name="P55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3e55087" officeooo:paragraph-rsid="03f77e61" style:font-size-asian="11pt" style:font-weight-asian="normal" style:font-size-complex="11pt" style:font-weight-complex="normal"/>
    </style:style>
    <style:style style:name="P56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0487da6" style:font-size-asian="11pt" style:font-weight-asian="normal" style:font-size-complex="11pt" style:font-weight-complex="normal"/>
    </style:style>
    <style:style style:name="P57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03c447a" style:font-size-asian="11pt" style:font-weight-asian="normal" style:font-size-complex="11pt" style:font-weight-complex="normal"/>
    </style:style>
    <style:style style:name="P58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12c5ef8" style:font-size-asian="11pt" style:font-weight-asian="normal" style:font-size-complex="11pt" style:font-weight-complex="normal"/>
    </style:style>
    <style:style style:name="P59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120ac62" style:font-size-asian="11pt" style:font-weight-asian="normal" style:font-size-complex="11pt" style:font-weight-complex="normal"/>
    </style:style>
    <style:style style:name="P60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130eea6" style:font-size-asian="11pt" style:font-weight-asian="normal" style:font-size-complex="11pt" style:font-weight-complex="normal"/>
    </style:style>
    <style:style style:name="P61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41cf03d" style:font-size-asian="11pt" style:font-weight-asian="normal" style:font-size-complex="11pt" style:font-weight-complex="normal"/>
    </style:style>
    <style:style style:name="P62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0156bb4" style:font-size-asian="11pt" style:font-weight-asian="normal" style:font-size-complex="11pt" style:font-weight-complex="normal"/>
    </style:style>
    <style:style style:name="P63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4e4cb5a" style:font-size-asian="11pt" style:font-weight-asian="normal" style:font-size-complex="11pt" style:font-weight-complex="normal"/>
    </style:style>
    <style:style style:name="P64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109a800" officeooo:paragraph-rsid="010c388a" style:font-size-asian="11pt" style:font-weight-asian="normal" style:font-size-complex="11pt" style:font-weight-complex="normal"/>
    </style:style>
    <style:style style:name="P65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109a800" officeooo:paragraph-rsid="0130eea6" style:font-size-asian="11pt" style:font-weight-asian="normal" style:font-size-complex="11pt" style:font-weight-complex="normal"/>
    </style:style>
    <style:style style:name="P66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109a800" officeooo:paragraph-rsid="029b7507" style:font-size-asian="11pt" style:font-weight-asian="normal" style:font-size-complex="11pt" style:font-weight-complex="normal"/>
    </style:style>
    <style:style style:name="P67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106b8ef" officeooo:paragraph-rsid="01c10a6f" style:font-size-asian="11pt" style:font-weight-asian="normal" style:font-size-complex="11pt" style:font-weight-complex="normal"/>
    </style:style>
    <style:style style:name="P68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467cc79" officeooo:paragraph-rsid="0467cc79" style:font-size-asian="11pt" style:font-weight-asian="normal" style:font-size-complex="11pt" style:font-weight-complex="normal"/>
    </style:style>
    <style:style style:name="P69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bb86d7" officeooo:paragraph-rsid="00bf216f" style:font-size-asian="11pt" style:font-weight-asian="normal" style:font-size-complex="11pt" style:font-weight-complex="normal"/>
    </style:style>
    <style:style style:name="P70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bb86d7" officeooo:paragraph-rsid="00d7cbd2" style:font-size-asian="11pt" style:font-weight-asian="normal" style:font-size-complex="11pt" style:font-weight-complex="normal"/>
    </style:style>
    <style:style style:name="P71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bb86d7" officeooo:paragraph-rsid="00c0727c" style:font-size-asian="11pt" style:font-weight-asian="normal" style:font-size-complex="11pt" style:font-weight-complex="normal"/>
    </style:style>
    <style:style style:name="P72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bb86d7" officeooo:paragraph-rsid="0130eea6" style:font-size-asian="11pt" style:font-weight-asian="normal" style:font-size-complex="11pt" style:font-weight-complex="normal"/>
    </style:style>
    <style:style style:name="P73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bb86d7" officeooo:paragraph-rsid="00cfb628" style:font-size-asian="11pt" style:font-weight-asian="normal" style:font-size-complex="11pt" style:font-weight-complex="normal"/>
    </style:style>
    <style:style style:name="P74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207a86a" officeooo:paragraph-rsid="04d8257d" style:font-size-asian="11pt" style:font-weight-asian="normal" style:font-size-complex="11pt" style:font-weight-complex="normal"/>
    </style:style>
    <style:style style:name="P75" style:family="paragraph" style:parent-style-name="Text_20_body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weight="normal" officeooo:rsid="00156bb4" officeooo:paragraph-rsid="01364b15" style:font-size-asian="11pt" style:font-weight-asian="normal" style:font-size-complex="11pt" style:font-weight-complex="normal"/>
    </style:style>
    <style:style style:name="P76" style:family="paragraph" style:parent-style-name="Text_20_body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weight="normal" officeooo:rsid="0109a800" officeooo:paragraph-rsid="0391cce0" style:font-size-asian="11pt" style:font-weight-asian="normal" style:font-size-complex="11pt" style:font-weight-complex="normal"/>
    </style:style>
    <style:style style:name="P77" style:family="paragraph" style:parent-style-name="Text_20_body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officeooo:paragraph-rsid="04aa966b"/>
    </style:style>
    <style:style style:name="P78" style:family="paragraph" style:parent-style-name="Text_20_body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368aec0" officeooo:paragraph-rsid="0368aec0" style:font-size-asian="11pt" style:font-weight-asian="normal" style:font-size-complex="11pt" style:font-weight-complex="normal"/>
    </style:style>
    <style:style style:name="P79" style:family="paragraph" style:parent-style-name="Text_20_body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12829eb" style:font-size-asian="11pt" style:font-weight-asian="normal" style:font-size-complex="11pt" style:font-weight-complex="normal"/>
    </style:style>
    <style:style style:name="P80" style:family="paragraph" style:parent-style-name="Text_20_body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365f87c" style:font-size-asian="11pt" style:font-weight-asian="normal" style:font-size-complex="11pt" style:font-weight-complex="normal"/>
    </style:style>
    <style:style style:name="P81" style:family="paragraph" style:parent-style-name="Text_20_body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1364b15" style:font-size-asian="11pt" style:font-weight-asian="normal" style:font-size-complex="11pt" style:font-weight-complex="normal"/>
    </style:style>
    <style:style style:name="P82" style:family="paragraph" style:parent-style-name="Standard" style:master-page-name="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style:page-number="auto" fo:background-color="transparent" style:writing-mode="lr-tb"/>
      <style:text-properties style:font-name="Ubuntu" fo:font-size="11pt" fo:font-weight="normal" officeooo:rsid="00156bb4" officeooo:paragraph-rsid="0359bb74" style:font-size-asian="11pt" style:font-weight-asian="normal" style:font-size-complex="11pt" style:font-weight-complex="normal"/>
    </style:style>
    <style:style style:name="P83" style:family="paragraph" style:parent-style-name="Standard" style:master-page-name="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style:page-number="auto" fo:background-color="transparent" style:writing-mode="lr-tb"/>
      <style:text-properties fo:color="#000000" style:font-name="Ubuntu" fo:font-size="11pt" fo:font-weight="normal" officeooo:paragraph-rsid="003fe9f8" style:font-size-asian="11pt" style:font-weight-asian="normal" style:font-size-complex="11pt" style:font-weight-complex="normal"/>
    </style:style>
    <style:style style:name="P84" style:family="paragraph" style:parent-style-name="Standard" style:master-page-name="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style:page-number="auto" fo:background-color="transparent" style:writing-mode="lr-tb"/>
      <style:text-properties fo:color="#000000" style:font-name="Ubuntu" fo:font-size="11pt" fo:font-weight="normal" officeooo:rsid="01768b10" officeooo:paragraph-rsid="048c612b" style:font-size-asian="11pt" style:font-weight-asian="normal" style:font-size-complex="11pt" style:font-weight-complex="normal"/>
    </style:style>
    <style:style style:name="P85" style:family="paragraph" style:parent-style-name="Heading_20_1" style:master-page-name=""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style:page-number="auto" style:writing-mode="lr-tb"/>
      <style:text-properties fo:color="#000000" style:font-name="Ubuntu" fo:font-size="11pt" fo:font-style="normal" fo:font-weight="normal" officeooo:rsid="0004d492" officeooo:paragraph-rsid="0127e38b" style:font-size-asian="11pt" style:font-style-asian="normal" style:font-weight-asian="normal" style:font-size-complex="11pt" style:font-style-complex="normal" style:font-weight-complex="normal"/>
    </style:style>
    <style:style style:name="P86" style:family="paragraph" style:parent-style-name="Heading_20_1" style:master-page-name="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style:page-number="auto" fo:background-color="transparent" fo:keep-with-next="always" style:writing-mode="lr-tb"/>
      <style:text-properties style:font-name="Ubuntu" fo:font-size="11pt" officeooo:paragraph-rsid="01343cdd" style:font-size-asian="11pt" style:font-size-complex="11pt"/>
    </style:style>
    <style:style style:name="P87" style:family="paragraph" style:parent-style-name="Heading_20_1" style:master-page-name="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style:page-number="auto" fo:background-color="transparent" fo:keep-with-next="always" style:writing-mode="lr-tb"/>
      <style:text-properties fo:color="#000000" style:font-name="Ubuntu" fo:font-size="11pt" fo:font-style="italic" fo:font-weight="normal" officeooo:paragraph-rsid="012829eb" style:font-size-asian="11pt" style:font-style-asian="italic" style:font-weight-asian="normal" style:font-size-complex="11pt" style:font-style-complex="italic" style:font-weight-complex="normal"/>
    </style:style>
    <style:style style:name="P88" style:family="paragraph" style:parent-style-name="Heading_20_1" style:master-page-name="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style:page-number="auto" fo:background-color="transparent" fo:keep-with-next="always" style:writing-mode="lr-tb"/>
      <style:text-properties fo:color="#000000" style:font-name="Ubuntu" fo:font-size="11pt" fo:font-weight="normal" officeooo:paragraph-rsid="0129bd15" style:font-size-asian="11pt" style:font-weight-asian="normal" style:font-size-complex="11pt" style:font-weight-complex="normal"/>
    </style:style>
    <style:style style:name="P89" style:family="paragraph" style:parent-style-name="Heading_20_1"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style:writing-mode="lr-tb"/>
      <style:text-properties style:font-name="Ubuntu" fo:font-size="11pt" officeooo:paragraph-rsid="012b0b59" style:font-size-asian="11pt" style:font-size-complex="11pt"/>
    </style:style>
    <style:style style:name="P9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fo:color="#000000" style:font-name="Ubuntu" fo:font-size="11pt" fo:language="pt" fo:country="BR" fo:font-weight="normal" officeooo:rsid="03c97fbc" officeooo:paragraph-rsid="03c6a486" style:letter-kerning="false" style:font-name-asian="Times New Roman1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P9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fo:color="#000000" style:font-name="Ubuntu" fo:font-size="11pt" fo:language="pt" fo:country="BR" fo:font-weight="normal" officeooo:rsid="03d29b2e" officeooo:paragraph-rsid="0407fa52" style:letter-kerning="false" style:font-name-asian="Times New Roman1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P9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fo:color="#000000" style:font-name="Ubuntu" fo:font-size="11pt" fo:language="pt" fo:country="BR" fo:font-weight="normal" officeooo:rsid="03d29b2e" officeooo:paragraph-rsid="040bcaad" style:letter-kerning="false" style:font-name-asian="Times New Roman1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P9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fo:color="#000000" style:font-name="Ubuntu" fo:font-size="11pt" fo:font-weight="normal" officeooo:paragraph-rsid="040caea0" style:font-size-asian="11pt" style:font-weight-asian="normal" style:font-size-complex="11pt" style:font-weight-complex="normal"/>
    </style:style>
    <style:style style:name="P9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fo:color="#000000" style:font-name="Ubuntu" fo:font-size="11pt" fo:font-weight="normal" officeooo:paragraph-rsid="0411cf35" style:font-size-asian="11pt" style:font-weight-asian="normal" style:font-size-complex="11pt" style:font-weight-complex="normal"/>
    </style:style>
    <style:style style:name="P9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fo:color="#000000" style:font-name="Ubuntu" fo:font-size="11pt" fo:font-weight="normal" officeooo:paragraph-rsid="03f483b2" style:font-size-asian="11pt" style:font-weight-asian="normal" style:font-size-complex="11pt" style:font-weight-complex="normal"/>
    </style:style>
    <style:style style:name="P96" style:family="paragraph" style:parent-style-name="Normal_20__28_Web_29_">
      <loext:graphic-properties draw:fill="solid" draw:fill-color="#ffffff"/>
      <style:paragraph-properties fo:margin-top="0in" fo:margin-bottom="0in" loext:contextual-spacing="false" fo:line-height="115%" fo:text-align="justify" style:justify-single-word="false" fo:background-color="#ffffff"/>
      <style:text-properties fo:color="#181717" style:font-name="Ubuntu" fo:font-size="11pt" fo:font-weight="normal" officeooo:rsid="036cad48" officeooo:paragraph-rsid="036cad48" style:font-name-asian="Ubuntu1" style:font-size-asian="11pt" style:font-weight-asian="normal" style:font-name-complex="Ubuntu1" style:font-size-complex="11pt" style:font-weight-complex="normal"/>
    </style:style>
    <style:style style:name="P97" style:family="paragraph" style:parent-style-name="Normal_20__28_Web_29_">
      <loext:graphic-properties draw:fill="solid" draw:fill-color="#ffffff"/>
      <style:paragraph-properties fo:margin-top="0in" fo:margin-bottom="0in" loext:contextual-spacing="false" fo:line-height="115%" fo:text-align="justify" style:justify-single-word="false" fo:background-color="#ffffff"/>
      <style:text-properties style:font-name="Ubuntu" fo:font-size="11pt" officeooo:rsid="001b357a" officeooo:paragraph-rsid="001b357a" style:font-size-asian="11pt" style:font-size-complex="11pt"/>
    </style:style>
    <style:style style:name="P98" style:family="paragraph" style:parent-style-name="Normal_20__28_Web_29_">
      <loext:graphic-properties draw:fill="solid" draw:fill-color="#ffffff"/>
      <style:paragraph-properties fo:margin-top="0in" fo:margin-bottom="0in" loext:contextual-spacing="false" fo:line-height="115%" fo:text-align="justify" style:justify-single-word="false" fo:background-color="#ffffff"/>
      <style:text-properties fo:color="#000000" style:font-name="Ubuntu" fo:font-size="11pt" fo:font-weight="bold" officeooo:paragraph-rsid="000f4265" style:font-name-asian="Ubuntu1" style:font-size-asian="11pt" style:font-weight-asian="bold" style:font-name-complex="Ubuntu1" style:font-size-complex="11pt" style:font-weight-complex="bold"/>
    </style:style>
    <style:style style:name="P99" style:family="paragraph" style:parent-style-name="Normal_20__28_Web_29_">
      <loext:graphic-properties draw:fill="solid" draw:fill-color="#ffffff"/>
      <style:paragraph-properties fo:margin-top="0in" fo:margin-bottom="0in" loext:contextual-spacing="false" fo:line-height="115%" fo:text-align="justify" style:justify-single-word="false" fo:background-color="#ffffff"/>
      <style:text-properties fo:color="#000000" style:font-name="Ubuntu" fo:font-size="11pt" fo:font-weight="bold" officeooo:rsid="001b357a" officeooo:paragraph-rsid="001b357a" style:font-size-asian="11pt" style:font-weight-asian="bold" style:font-size-complex="11pt" style:font-weight-complex="bold"/>
    </style:style>
    <style:style style:name="P100" style:family="paragraph" style:parent-style-name="Normal_20__28_Web_29_">
      <loext:graphic-properties draw:fill="solid" draw:fill-color="#ffffff"/>
      <style:paragraph-properties fo:margin-top="0in" fo:margin-bottom="0in" loext:contextual-spacing="false" fo:line-height="115%" fo:text-align="justify" style:justify-single-word="false" fo:background-color="#ffffff"/>
      <style:text-properties fo:color="#000000" style:font-name="Ubuntu" fo:font-size="11pt" fo:font-weight="bold" officeooo:paragraph-rsid="036cad48" style:font-size-asian="11pt" style:font-weight-asian="bold" style:font-size-complex="11pt" style:font-weight-complex="bold"/>
    </style:style>
    <style:style style:name="P101" style:family="paragraph" style:parent-style-name="Normal_20__28_Web_29_">
      <loext:graphic-properties draw:fill="solid" draw:fill-color="#ffffff"/>
      <style:paragraph-properties fo:margin-top="0in" fo:margin-bottom="0in" loext:contextual-spacing="false" fo:line-height="115%" fo:text-align="justify" style:justify-single-word="false" fo:background-color="#ffffff"/>
      <style:text-properties fo:color="#000000" style:font-name="Ubuntu" fo:font-size="11pt" fo:font-weight="normal" officeooo:paragraph-rsid="005a07f9" style:font-size-asian="11pt" style:font-weight-asian="normal" style:font-size-complex="11pt" style:font-weight-complex="normal"/>
    </style:style>
    <style:style style:name="P102" style:family="paragraph" style:parent-style-name="Normal_20__28_Web_29_">
      <loext:graphic-properties draw:fill="solid" draw:fill-color="#ffffff"/>
      <style:paragraph-properties fo:margin-top="0in" fo:margin-bottom="0in" loext:contextual-spacing="false" fo:line-height="115%" fo:text-align="justify" style:justify-single-word="false" fo:background-color="#ffffff"/>
      <style:text-properties fo:color="#000000" style:font-name="Ubuntu" fo:font-size="11pt" fo:font-weight="normal" officeooo:paragraph-rsid="001b357a" style:font-name-asian="Ubuntu1" style:font-size-asian="11pt" style:font-weight-asian="normal" style:font-name-complex="Ubuntu1" style:font-size-complex="11pt" style:font-weight-complex="normal"/>
    </style:style>
    <style:style style:name="P103" style:family="paragraph" style:parent-style-name="Normal_20__28_Web_29_">
      <loext:graphic-properties draw:fill="solid" draw:fill-color="#ffffff"/>
      <style:paragraph-properties fo:margin-top="0in" fo:margin-bottom="0in" loext:contextual-spacing="false" fo:line-height="115%" fo:text-align="justify" style:justify-single-word="false" fo:background-color="#ffffff"/>
      <style:text-properties fo:font-variant="normal" fo:text-transform="none" fo:color="#000000" style:font-name="Ubuntu" fo:font-size="11pt" fo:letter-spacing="normal" fo:font-style="normal" fo:font-weight="normal" officeooo:rsid="000d8ccc" officeooo:paragraph-rsid="005e8c1f" style:font-name-asian="Ubuntu1" style:font-size-asian="11pt" style:font-weight-asian="normal" style:font-name-complex="Ubuntu1" style:font-size-complex="11pt" style:font-weight-complex="normal"/>
    </style:style>
    <style:style style:name="P10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officeooo:rsid="00156bb4" officeooo:paragraph-rsid="00156bb4" style:font-size-asian="11pt" style:font-weight-asian="normal" style:font-size-complex="11pt" style:font-weight-complex="normal"/>
    </style:style>
    <style:style style:name="P105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style:font-size-asian="11pt" style:font-weight-asian="normal" style:font-size-complex="11pt" style:font-weight-complex="normal"/>
    </style:style>
    <style:style style:name="P106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officeooo:paragraph-rsid="0370093d" style:font-size-asian="11pt" style:font-weight-asian="normal" style:font-size-complex="11pt" style:font-weight-complex="normal"/>
    </style:style>
    <style:style style:name="P107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officeooo:paragraph-rsid="00556f1e" style:font-size-asian="11pt" style:font-weight-asian="normal" style:font-size-complex="11pt" style:font-weight-complex="normal"/>
    </style:style>
    <style:style style:name="P108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officeooo:paragraph-rsid="00a7c5dc" style:font-size-asian="11pt" style:font-weight-asian="normal" style:font-size-complex="11pt" style:font-weight-complex="normal"/>
    </style:style>
    <style:style style:name="P109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officeooo:paragraph-rsid="03842138" style:font-size-asian="11pt" style:font-weight-asian="normal" style:font-size-complex="11pt" style:font-weight-complex="normal"/>
    </style:style>
    <style:style style:name="P110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officeooo:paragraph-rsid="01e79886" style:font-size-asian="11pt" style:font-weight-asian="normal" style:font-size-complex="11pt" style:font-weight-complex="normal"/>
    </style:style>
    <style:style style:name="P111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officeooo:paragraph-rsid="04de48da" style:font-size-asian="11pt" style:font-weight-asian="normal" style:font-size-complex="11pt" style:font-weight-complex="normal"/>
    </style:style>
    <style:style style:name="P112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color="#000000" style:font-name="Ubuntu" fo:font-size="11pt" fo:font-weight="normal" officeooo:rsid="000b915d" officeooo:paragraph-rsid="000d8ccc" style:font-name-asian="Ubuntu1" style:font-size-asian="11pt" style:font-weight-asian="normal" style:font-name-complex="Ubuntu1" style:font-size-complex="11pt" style:font-weight-complex="normal"/>
    </style:style>
    <style:style style:name="P113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style:font-name-asian="Ubuntu1" style:font-size-asian="11pt" style:font-weight-asian="normal" style:font-name-complex="Ubuntu1" style:font-size-complex="11pt" style:font-weight-complex="normal"/>
    </style:style>
    <style:style style:name="P11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officeooo:rsid="0010cacd" officeooo:paragraph-rsid="0010cacd" style:font-name-asian="Ubuntu1" style:font-size-asian="11pt" style:font-weight-asian="normal" style:font-name-complex="Ubuntu1" style:font-size-complex="11pt" style:font-weight-complex="normal"/>
    </style:style>
    <style:style style:name="P115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officeooo:rsid="04ca8ece" officeooo:paragraph-rsid="04ca8ece" style:font-name-asian="Ubuntu1" style:font-size-asian="11pt" style:font-weight-asian="normal" style:font-name-complex="Ubuntu1" style:font-size-complex="11pt" style:font-weight-complex="normal"/>
    </style:style>
    <style:style style:name="P116" style:family="paragraph" style:parent-style-name="Standard">
      <style:paragraph-properties fo:margin-top="0in" fo:margin-bottom="0in" loext:contextual-spacing="false" fo:line-height="115%"/>
      <style:text-properties fo:color="#000000" style:font-name="Ubuntu" fo:font-size="11pt" fo:font-weight="bold" style:font-name-asian="Ubuntu1" style:font-size-asian="11pt" style:font-weight-asian="bold" style:font-name-complex="Ubuntu1" style:font-size-complex="11pt" style:font-weight-complex="bold"/>
    </style:style>
    <style:style style:name="P117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bold" style:font-name-asian="Ubuntu1" style:font-size-asian="11pt" style:font-weight-asian="bold" style:font-name-complex="Ubuntu1" style:font-size-complex="11pt" style:font-weight-complex="bold"/>
    </style:style>
    <style:style style:name="P118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bold" officeooo:paragraph-rsid="0370093d" style:font-name-asian="Ubuntu1" style:font-size-asian="11pt" style:font-weight-asian="bold" style:font-name-complex="Ubuntu1" style:font-size-complex="11pt" style:font-weight-complex="bold"/>
    </style:style>
    <style:style style:name="P119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bold" officeooo:paragraph-rsid="0093210c" style:font-name-asian="Ubuntu1" style:font-size-asian="11pt" style:font-weight-asian="bold" style:font-name-complex="Ubuntu1" style:font-size-complex="11pt" style:font-weight-complex="bold"/>
    </style:style>
    <style:style style:name="P120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bold" officeooo:paragraph-rsid="0061ecbb" style:font-size-asian="11pt" style:font-weight-asian="bold" style:font-size-complex="11pt" style:font-weight-complex="bold"/>
    </style:style>
    <style:style style:name="P121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bold" officeooo:paragraph-rsid="00636e9e" style:font-size-asian="11pt" style:font-weight-asian="bold" style:font-size-complex="11pt" style:font-weight-complex="bold"/>
    </style:style>
    <style:style style:name="P122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bold" officeooo:paragraph-rsid="00917813" style:font-size-asian="11pt" style:font-weight-asian="bold" style:font-size-complex="11pt" style:font-weight-complex="bold"/>
    </style:style>
    <style:style style:name="P123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bold" officeooo:paragraph-rsid="006490c1" style:font-size-asian="11pt" style:font-weight-asian="bold" style:font-size-complex="11pt" style:font-weight-complex="bold"/>
    </style:style>
    <style:style style:name="P12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bold" officeooo:paragraph-rsid="00556f1e" style:font-size-asian="11pt" style:font-weight-asian="bold" style:font-size-complex="11pt" style:font-weight-complex="bold"/>
    </style:style>
    <style:style style:name="P125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bold" officeooo:paragraph-rsid="00a7c5dc" style:font-size-asian="11pt" style:font-weight-asian="bold" style:font-size-complex="11pt" style:font-weight-complex="bold"/>
    </style:style>
    <style:style style:name="P126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bold" officeooo:rsid="00156bb4" officeooo:paragraph-rsid="00156bb4" style:font-size-asian="11pt" style:font-weight-asian="bold" style:font-size-complex="11pt" style:font-weight-complex="bold"/>
    </style:style>
    <style:style style:name="P127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language="pt" fo:country="BR" fo:font-weight="bold" officeooo:rsid="035ff1b3" officeooo:paragraph-rsid="035ff1b3" style:letter-kerning="false" style:font-name-asian="Ubuntu1" style:font-size-asian="11pt" style:language-asian="zh" style:country-asian="CN" style:font-weight-asian="bold" style:font-name-complex="Ubuntu1" style:font-size-complex="11pt" style:language-complex="ar" style:country-complex="SA" style:font-weight-complex="bold"/>
    </style:style>
    <style:style style:name="P128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style="normal" style:text-underline-style="none" fo:font-weight="normal" officeooo:rsid="03796df1" officeooo:paragraph-rsid="03796df1" style:font-name-asian="Ubuntu1" style:font-size-asian="11pt" style:font-style-asian="normal" style:font-weight-asian="normal" style:font-name-complex="Ubuntu1" style:font-size-complex="11pt" style:font-style-complex="normal" style:font-weight-complex="normal"/>
    </style:style>
    <style:style style:name="P129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style="normal" fo:font-weight="normal" officeooo:rsid="0059ef99" officeooo:paragraph-rsid="00a7c5dc" style:font-size-asian="11pt" style:font-style-asian="normal" style:font-weight-asian="normal" style:font-size-complex="11pt" style:font-style-complex="normal" style:font-weight-complex="normal"/>
    </style:style>
    <style:style style:name="P130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style="normal" fo:font-weight="normal" officeooo:paragraph-rsid="03eecba0" style:font-size-asian="11pt" style:font-style-asian="normal" style:font-weight-asian="normal" style:font-size-complex="11pt" style:font-style-complex="normal" style:font-weight-complex="normal"/>
    </style:style>
    <style:style style:name="P131" style:family="paragraph" style:parent-style-name="Standard" style:master-page-name="Standard">
      <style:paragraph-properties fo:margin-top="0in" fo:margin-bottom="0in" loext:contextual-spacing="false" fo:line-height="115%" fo:text-align="center" style:justify-single-word="false" style:page-number="auto"/>
      <style:text-properties fo:color="#000000" style:font-name="Ubuntu" fo:font-size="11pt" fo:font-weight="bold" officeooo:rsid="000d8ccc" officeooo:paragraph-rsid="000d8ccc" style:font-name-asian="Ubuntu1" style:font-size-asian="11pt" style:font-weight-asian="bold" style:font-name-complex="Ubuntu1" style:font-size-complex="11pt" style:font-weight-complex="bold"/>
    </style:style>
    <style:style style:name="P132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officeooo:paragraph-rsid="04d351c4" style:font-name-asian="Ubuntu1" style:font-size-asian="11pt" style:font-weight-asian="normal" style:font-name-complex="Ubuntu1" style:font-size-complex="11pt" style:font-weight-complex="normal"/>
    </style:style>
    <style:style style:name="P133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officeooo:paragraph-rsid="04f28027" style:font-name-asian="Ubuntu1" style:font-size-asian="11pt" style:font-weight-asian="normal" style:font-name-complex="Ubuntu1" style:font-size-complex="11pt" style:font-weight-complex="normal"/>
    </style:style>
    <style:style style:name="T1" style:family="text">
      <style:text-properties fo:font-variant="normal" fo:text-transform="none" fo:letter-spacing="normal" fo:font-style="normal" style:font-name-asian="Ubuntu1" style:font-name-complex="Ubuntu1"/>
    </style:style>
    <style:style style:name="T2" style:family="text">
      <style:text-properties fo:font-variant="normal" fo:text-transform="none" fo:letter-spacing="normal" fo:font-style="normal" officeooo:rsid="000d8ccc" style:font-name-asian="Ubuntu1" style:font-name-complex="Ubuntu1"/>
    </style:style>
    <style:style style:name="T3" style:family="text">
      <style:text-properties fo:font-variant="normal" fo:text-transform="none" fo:letter-spacing="normal" fo:font-style="normal" officeooo:rsid="005e8c1f" style:font-name-asian="Ubuntu1" style:font-name-complex="Ubuntu1"/>
    </style:style>
    <style:style style:name="T4" style:family="text">
      <style:text-properties fo:font-variant="normal" fo:text-transform="none" fo:letter-spacing="normal" fo:font-style="normal" officeooo:rsid="0088216e" style:font-name-asian="Ubuntu1" style:font-name-complex="Ubuntu1"/>
    </style:style>
    <style:style style:name="T5" style:family="text">
      <style:text-properties fo:font-variant="normal" fo:text-transform="none" fo:color="#000000" style:font-name="Ubuntu" fo:letter-spacing="normal" fo:font-style="normal" fo:font-weight="normal" style:font-name-asian="Ubuntu1" style:font-weight-asian="normal" style:font-name-complex="Ubuntu1" style:font-weight-complex="normal"/>
    </style:style>
    <style:style style:name="T6" style:family="text">
      <style:text-properties officeooo:rsid="002ed64d"/>
    </style:style>
    <style:style style:name="T7" style:family="text">
      <style:text-properties officeooo:rsid="00313615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61ecbb" style:font-style-asian="italic" style:font-style-complex="italic"/>
    </style:style>
    <style:style style:name="T10" style:family="text">
      <style:text-properties fo:font-style="italic" officeooo:rsid="00bf216f" style:font-style-asian="italic" style:font-style-complex="italic"/>
    </style:style>
    <style:style style:name="T11" style:family="text">
      <style:text-properties fo:font-style="italic" officeooo:rsid="002ed64d" style:font-style-asian="italic" style:font-style-complex="italic"/>
    </style:style>
    <style:style style:name="T12" style:family="text">
      <style:text-properties fo:font-style="italic" officeooo:rsid="00cc8e04" style:font-style-asian="italic" style:font-style-complex="italic"/>
    </style:style>
    <style:style style:name="T13" style:family="text">
      <style:text-properties fo:font-style="italic" officeooo:rsid="0114a6a2" style:font-style-asian="italic" style:font-style-complex="italic"/>
    </style:style>
    <style:style style:name="T14" style:family="text">
      <style:text-properties fo:font-style="italic" officeooo:rsid="003b76d0" style:font-style-asian="italic" style:font-style-complex="italic"/>
    </style:style>
    <style:style style:name="T15" style:family="text">
      <style:text-properties fo:font-style="italic" officeooo:rsid="00347cb3" style:font-style-asian="italic" style:font-style-complex="italic"/>
    </style:style>
    <style:style style:name="T16" style:family="text">
      <style:text-properties fo:font-style="italic" officeooo:rsid="0174f71f" style:font-style-asian="italic" style:font-style-complex="italic"/>
    </style:style>
    <style:style style:name="T17" style:family="text">
      <style:text-properties fo:font-style="italic" officeooo:rsid="0365f87c" style:font-style-asian="italic" style:font-style-complex="italic"/>
    </style:style>
    <style:style style:name="T18" style:family="text">
      <style:text-properties fo:font-style="italic" officeooo:rsid="0343bf4d" style:font-style-asian="italic" style:font-style-complex="italic"/>
    </style:style>
    <style:style style:name="T19" style:family="text">
      <style:text-properties fo:font-style="italic" officeooo:rsid="038f57fb" style:font-style-asian="italic" style:font-style-complex="italic"/>
    </style:style>
    <style:style style:name="T20" style:family="text">
      <style:text-properties fo:font-style="italic" officeooo:rsid="0068c8a6" style:font-style-asian="italic" style:font-style-complex="italic"/>
    </style:style>
    <style:style style:name="T21" style:family="text">
      <style:text-properties fo:font-style="italic" officeooo:rsid="00fa13b4" style:font-style-asian="italic" style:font-style-complex="italic"/>
    </style:style>
    <style:style style:name="T22" style:family="text">
      <style:text-properties fo:font-style="italic" officeooo:rsid="00156bb4" style:font-style-asian="italic" style:font-style-complex="italic"/>
    </style:style>
    <style:style style:name="T23" style:family="text">
      <style:text-properties fo:font-style="italic" officeooo:rsid="00bb86d7" style:font-style-asian="italic" style:font-style-complex="italic"/>
    </style:style>
    <style:style style:name="T24" style:family="text">
      <style:text-properties fo:font-style="italic" officeooo:rsid="04e479d6" style:font-style-asian="italic" style:font-style-complex="italic"/>
    </style:style>
    <style:style style:name="T25" style:family="text">
      <style:text-properties fo:font-style="italic" style:font-name-asian="Ubuntu1" style:font-style-asian="italic" style:font-name-complex="Ubuntu1" style:font-style-complex="italic"/>
    </style:style>
    <style:style style:name="T26" style:family="text">
      <style:text-properties fo:font-style="italic" officeooo:rsid="0061ecbb" style:font-name-asian="Ubuntu1" style:font-style-asian="italic" style:font-name-complex="Ubuntu1" style:font-style-complex="italic"/>
    </style:style>
    <style:style style:name="T27" style:family="text">
      <style:text-properties fo:font-style="italic" officeooo:rsid="00932b85" style:font-name-asian="Ubuntu1" style:font-style-asian="italic" style:font-name-complex="Ubuntu1" style:font-style-complex="italic"/>
    </style:style>
    <style:style style:name="T28" style:family="text">
      <style:text-properties fo:font-style="italic" officeooo:rsid="00b13c14" style:font-name-asian="Ubuntu1" style:font-style-asian="italic" style:font-name-complex="Ubuntu1" style:font-style-complex="italic"/>
    </style:style>
    <style:style style:name="T29" style:family="text">
      <style:text-properties fo:font-style="italic" officeooo:rsid="01717dee" style:font-name-asian="Ubuntu1" style:font-style-asian="italic" style:font-name-complex="Ubuntu1" style:font-style-complex="italic"/>
    </style:style>
    <style:style style:name="T30" style:family="text">
      <style:text-properties officeooo:rsid="0037efcf"/>
    </style:style>
    <style:style style:name="T31" style:family="text">
      <style:text-properties officeooo:rsid="003c447a"/>
    </style:style>
    <style:style style:name="T32" style:family="text">
      <style:text-properties officeooo:rsid="003ca6af"/>
    </style:style>
    <style:style style:name="T33" style:family="text">
      <style:text-properties officeooo:rsid="0044f8b7"/>
    </style:style>
    <style:style style:name="T34" style:family="text">
      <style:text-properties officeooo:rsid="00556f1e"/>
    </style:style>
    <style:style style:name="T35" style:family="text">
      <style:text-properties officeooo:rsid="0096d1d9"/>
    </style:style>
    <style:style style:name="T36" style:family="text">
      <style:text-properties officeooo:rsid="009b20c8"/>
    </style:style>
    <style:style style:name="T37" style:family="text">
      <style:text-properties officeooo:rsid="009d0e89"/>
    </style:style>
    <style:style style:name="T38" style:family="text">
      <style:text-properties officeooo:rsid="00a057ed"/>
    </style:style>
    <style:style style:name="T39" style:family="text">
      <style:text-properties officeooo:rsid="00a0cae4"/>
    </style:style>
    <style:style style:name="T40" style:family="text">
      <style:text-properties officeooo:rsid="00b5b6f3"/>
    </style:style>
    <style:style style:name="T41" style:family="text">
      <style:text-properties officeooo:rsid="00b85f6c"/>
    </style:style>
    <style:style style:name="T42" style:family="text">
      <style:text-properties officeooo:rsid="00bf216f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bf216f" style:font-style-asian="normal" style:font-style-complex="normal"/>
    </style:style>
    <style:style style:name="T45" style:family="text">
      <style:text-properties fo:font-style="normal" officeooo:rsid="00156bb4" style:font-style-asian="normal" style:font-style-complex="normal"/>
    </style:style>
    <style:style style:name="T46" style:family="text">
      <style:text-properties fo:font-style="normal" officeooo:rsid="00bff054" style:font-style-asian="normal" style:font-style-complex="normal"/>
    </style:style>
    <style:style style:name="T47" style:family="text">
      <style:text-properties fo:font-style="normal" officeooo:rsid="00cdb167" style:font-style-asian="normal" style:font-style-complex="normal"/>
    </style:style>
    <style:style style:name="T48" style:family="text">
      <style:text-properties fo:font-style="normal" officeooo:rsid="0004d492" style:font-style-asian="normal" style:font-style-complex="normal"/>
    </style:style>
    <style:style style:name="T49" style:family="text">
      <style:text-properties fo:font-style="normal" officeooo:rsid="043a6874" style:font-style-asian="normal" style:font-style-complex="normal"/>
    </style:style>
    <style:style style:name="T50" style:family="text">
      <style:text-properties fo:font-style="normal" officeooo:rsid="015f9f6a" style:font-style-asian="normal" style:font-style-complex="normal"/>
    </style:style>
    <style:style style:name="T51" style:family="text">
      <style:text-properties fo:font-style="normal" officeooo:rsid="00565e95" style:font-style-asian="normal" style:font-style-complex="normal"/>
    </style:style>
    <style:style style:name="T52" style:family="text">
      <style:text-properties fo:font-style="normal" officeooo:rsid="037ef3b6" style:font-style-asian="normal" style:font-style-complex="normal"/>
    </style:style>
    <style:style style:name="T53" style:family="text">
      <style:text-properties fo:font-style="normal" officeooo:rsid="0416e53c" style:font-style-asian="normal" style:font-style-complex="normal"/>
    </style:style>
    <style:style style:name="T54" style:family="text">
      <style:text-properties fo:font-style="normal" officeooo:rsid="0336e952" style:font-style-asian="normal" style:font-style-complex="normal"/>
    </style:style>
    <style:style style:name="T55" style:family="text">
      <style:text-properties fo:font-style="normal" officeooo:rsid="03f2cf8e" style:font-style-asian="normal" style:font-style-complex="normal"/>
    </style:style>
    <style:style style:name="T56" style:family="text">
      <style:text-properties fo:font-style="normal" officeooo:rsid="04148f19" style:font-style-asian="normal" style:font-style-complex="normal"/>
    </style:style>
    <style:style style:name="T57" style:family="text">
      <style:text-properties fo:font-style="normal" officeooo:rsid="019d7954" style:font-style-asian="normal" style:font-style-complex="normal"/>
    </style:style>
    <style:style style:name="T58" style:family="text">
      <style:text-properties fo:font-style="normal" officeooo:rsid="019d2650" style:font-style-asian="normal" style:font-style-complex="normal"/>
    </style:style>
    <style:style style:name="T59" style:family="text">
      <style:text-properties fo:font-style="normal" officeooo:rsid="01e829e3" style:font-style-asian="normal" style:font-style-complex="normal"/>
    </style:style>
    <style:style style:name="T60" style:family="text">
      <style:text-properties fo:font-style="normal" officeooo:rsid="002dd3c1" style:font-style-asian="normal" style:font-style-complex="normal"/>
    </style:style>
    <style:style style:name="T61" style:family="text">
      <style:text-properties fo:font-style="normal" officeooo:rsid="0404de49" style:font-style-asian="normal" style:font-style-complex="normal"/>
    </style:style>
    <style:style style:name="T62" style:family="text">
      <style:text-properties fo:font-style="normal" officeooo:rsid="016da873" style:font-style-asian="normal" style:font-style-complex="normal"/>
    </style:style>
    <style:style style:name="T63" style:family="text">
      <style:text-properties officeooo:rsid="00bff054"/>
    </style:style>
    <style:style style:name="T64" style:family="text">
      <style:text-properties officeooo:rsid="00c0727c"/>
    </style:style>
    <style:style style:name="T65" style:family="text">
      <style:text-properties officeooo:rsid="00cc8e04"/>
    </style:style>
    <style:style style:name="T66" style:family="text">
      <style:text-properties officeooo:rsid="00e6cc4b"/>
    </style:style>
    <style:style style:name="T67" style:family="text">
      <style:text-properties officeooo:rsid="00f3b788"/>
    </style:style>
    <style:style style:name="T68" style:family="text">
      <style:text-properties officeooo:rsid="010a4ca9"/>
    </style:style>
    <style:style style:name="T69" style:family="text">
      <style:text-properties officeooo:rsid="0106b8ef"/>
    </style:style>
    <style:style style:name="T70" style:family="text">
      <style:text-properties style:text-underline-style="solid" style:text-underline-width="auto" style:text-underline-color="font-color" officeooo:rsid="0106b8ef"/>
    </style:style>
    <style:style style:name="T71" style:family="text">
      <style:text-properties style:text-underline-style="solid" style:text-underline-width="auto" style:text-underline-color="font-color" fo:font-weight="bold" style:font-name-asian="Ubuntu1" style:font-weight-asian="bold" style:font-name-complex="Ubuntu1" style:font-weight-complex="bold"/>
    </style:style>
    <style:style style:name="T72" style:family="text">
      <style:text-properties officeooo:rsid="0114a335"/>
    </style:style>
    <style:style style:name="T73" style:family="text">
      <style:text-properties officeooo:rsid="0114a6a2"/>
    </style:style>
    <style:style style:name="T74" style:family="text">
      <style:text-properties officeooo:rsid="0139abde"/>
    </style:style>
    <style:style style:name="T75" style:family="text">
      <style:text-properties officeooo:rsid="01449897"/>
    </style:style>
    <style:style style:name="T76" style:family="text">
      <style:text-properties officeooo:rsid="0173a999"/>
    </style:style>
    <style:style style:name="T77" style:family="text">
      <style:text-properties officeooo:rsid="019de617"/>
    </style:style>
    <style:style style:name="T78" style:family="text">
      <style:text-properties officeooo:rsid="01b5c76e"/>
    </style:style>
    <style:style style:name="T79" style:family="text">
      <style:text-properties officeooo:rsid="01b7dd34"/>
    </style:style>
    <style:style style:name="T80" style:family="text">
      <style:text-properties officeooo:rsid="0336e952"/>
    </style:style>
    <style:style style:name="T81" style:family="text">
      <style:text-properties officeooo:rsid="034215a4"/>
    </style:style>
    <style:style style:name="T82" style:family="text">
      <style:text-properties officeooo:rsid="0365f87c"/>
    </style:style>
    <style:style style:name="T83" style:family="text">
      <style:text-properties officeooo:rsid="0343bf4d"/>
    </style:style>
    <style:style style:name="T84" style:family="text">
      <style:text-properties officeooo:rsid="038b0ef1"/>
    </style:style>
    <style:style style:name="T85" style:family="text">
      <style:text-properties officeooo:rsid="038f57fb"/>
    </style:style>
    <style:style style:name="T86" style:family="text">
      <style:text-properties officeooo:rsid="03b0f78b"/>
    </style:style>
    <style:style style:name="T87" style:family="text">
      <style:text-properties officeooo:rsid="03b50fa5"/>
    </style:style>
    <style:style style:name="T88" style:family="text">
      <style:text-properties officeooo:rsid="03b685a8"/>
    </style:style>
    <style:style style:name="T89" style:family="text">
      <style:text-properties officeooo:rsid="04148f19"/>
    </style:style>
    <style:style style:name="T90" style:family="text">
      <style:text-properties style:font-name-asian="Ubuntu1" style:font-name-complex="Ubuntu1"/>
    </style:style>
    <style:style style:name="T91" style:family="text">
      <style:text-properties officeooo:rsid="000d8ccc" style:font-name-asian="Ubuntu1" style:font-name-complex="Ubuntu1"/>
    </style:style>
    <style:style style:name="T92" style:family="text">
      <style:text-properties officeooo:rsid="036f76db" style:font-name-asian="Ubuntu1" style:font-name-complex="Ubuntu1"/>
    </style:style>
    <style:style style:name="T93" style:family="text">
      <style:text-properties officeooo:rsid="0370093d" style:font-name-asian="Ubuntu1" style:font-name-complex="Ubuntu1"/>
    </style:style>
    <style:style style:name="T94" style:family="text">
      <style:text-properties officeooo:rsid="00156bb4" style:font-name-asian="Ubuntu1" style:font-name-complex="Ubuntu1"/>
    </style:style>
    <style:style style:name="T95" style:family="text">
      <style:text-properties officeooo:rsid="0371e7e8" style:font-name-asian="Ubuntu1" style:font-name-complex="Ubuntu1"/>
    </style:style>
    <style:style style:name="T96" style:family="text">
      <style:text-properties officeooo:rsid="007d0ce2" style:font-name-asian="Ubuntu1" style:font-name-complex="Ubuntu1"/>
    </style:style>
    <style:style style:name="T97" style:family="text">
      <style:text-properties officeooo:rsid="002626d3" style:font-name-asian="Ubuntu1" style:font-name-complex="Ubuntu1"/>
    </style:style>
    <style:style style:name="T98" style:family="text">
      <style:text-properties officeooo:rsid="036cad48" style:font-name-asian="Ubuntu1" style:font-name-complex="Ubuntu1"/>
    </style:style>
    <style:style style:name="T99" style:family="text">
      <style:text-properties officeooo:rsid="03b0f78b" style:font-name-asian="Ubuntu1" style:font-name-complex="Ubuntu1"/>
    </style:style>
    <style:style style:name="T100" style:family="text">
      <style:text-properties officeooo:rsid="0010cacd" style:font-name-asian="Ubuntu1" style:font-name-complex="Ubuntu1"/>
    </style:style>
    <style:style style:name="T101" style:family="text">
      <style:text-properties officeooo:rsid="0139abde" style:font-name-asian="Ubuntu1" style:font-name-complex="Ubuntu1"/>
    </style:style>
    <style:style style:name="T102" style:family="text">
      <style:text-properties officeooo:rsid="007ba796" style:font-name-asian="Ubuntu1" style:font-name-complex="Ubuntu1"/>
    </style:style>
    <style:style style:name="T103" style:family="text">
      <style:text-properties officeooo:rsid="007e0e99" style:font-name-asian="Ubuntu1" style:font-name-complex="Ubuntu1"/>
    </style:style>
    <style:style style:name="T104" style:family="text">
      <style:text-properties officeooo:rsid="0050e53c" style:font-name-asian="Ubuntu1" style:font-name-complex="Ubuntu1"/>
    </style:style>
    <style:style style:name="T105" style:family="text">
      <style:text-properties officeooo:rsid="007894fb" style:font-name-asian="Ubuntu1" style:font-name-complex="Ubuntu1"/>
    </style:style>
    <style:style style:name="T106" style:family="text">
      <style:text-properties officeooo:rsid="001d257f" style:font-name-asian="Ubuntu1" style:font-name-complex="Ubuntu1"/>
    </style:style>
    <style:style style:name="T107" style:family="text">
      <style:text-properties officeooo:rsid="00607a5c" style:font-name-asian="Ubuntu1" style:font-name-complex="Ubuntu1"/>
    </style:style>
    <style:style style:name="T108" style:family="text">
      <style:text-properties officeooo:rsid="008ca3ab" style:font-name-asian="Ubuntu1" style:font-name-complex="Ubuntu1"/>
    </style:style>
    <style:style style:name="T109" style:family="text">
      <style:text-properties officeooo:rsid="000b915d" style:font-name-asian="Ubuntu1" style:font-name-complex="Ubuntu1"/>
    </style:style>
    <style:style style:name="T110" style:family="text">
      <style:text-properties officeooo:rsid="001d3042" style:font-name-asian="Ubuntu1" style:font-name-complex="Ubuntu1"/>
    </style:style>
    <style:style style:name="T111" style:family="text">
      <style:text-properties officeooo:rsid="008d77ac" style:font-name-asian="Ubuntu1" style:font-name-complex="Ubuntu1"/>
    </style:style>
    <style:style style:name="T112" style:family="text">
      <style:text-properties officeooo:rsid="0021c542" style:font-name-asian="Ubuntu1" style:font-name-complex="Ubuntu1"/>
    </style:style>
    <style:style style:name="T113" style:family="text">
      <style:text-properties officeooo:rsid="01e3a457" style:font-name-asian="Ubuntu1" style:font-name-complex="Ubuntu1"/>
    </style:style>
    <style:style style:name="T114" style:family="text">
      <style:text-properties officeooo:rsid="01e4b0f3" style:font-name-asian="Ubuntu1" style:font-name-complex="Ubuntu1"/>
    </style:style>
    <style:style style:name="T115" style:family="text">
      <style:text-properties officeooo:rsid="01e3cb02" style:font-name-asian="Ubuntu1" style:font-name-complex="Ubuntu1"/>
    </style:style>
    <style:style style:name="T116" style:family="text">
      <style:text-properties officeooo:rsid="0026b741" style:font-name-asian="Ubuntu1" style:font-name-complex="Ubuntu1"/>
    </style:style>
    <style:style style:name="T117" style:family="text">
      <style:text-properties officeooo:rsid="01e6cf40" style:font-name-asian="Ubuntu1" style:font-name-complex="Ubuntu1"/>
    </style:style>
    <style:style style:name="T118" style:family="text">
      <style:text-properties officeooo:rsid="0079f644" style:font-name-asian="Ubuntu1" style:font-name-complex="Ubuntu1"/>
    </style:style>
    <style:style style:name="T119" style:family="text">
      <style:text-properties officeooo:rsid="0448445c" style:font-name-asian="Ubuntu1" style:font-name-complex="Ubuntu1"/>
    </style:style>
    <style:style style:name="T120" style:family="text">
      <style:text-properties officeooo:rsid="044988ca" style:font-name-asian="Ubuntu1" style:font-name-complex="Ubuntu1"/>
    </style:style>
    <style:style style:name="T121" style:family="text">
      <style:text-properties officeooo:rsid="00249015" style:font-name-asian="Ubuntu1" style:font-name-complex="Ubuntu1"/>
    </style:style>
    <style:style style:name="T122" style:family="text">
      <style:text-properties officeooo:rsid="04437b05" style:font-name-asian="Ubuntu1" style:font-name-complex="Ubuntu1"/>
    </style:style>
    <style:style style:name="T123" style:family="text">
      <style:text-properties officeooo:rsid="0025d562" style:font-name-asian="Ubuntu1" style:font-name-complex="Ubuntu1"/>
    </style:style>
    <style:style style:name="T124" style:family="text">
      <style:text-properties officeooo:rsid="009074c8" style:font-name-asian="Ubuntu1" style:font-name-complex="Ubuntu1"/>
    </style:style>
    <style:style style:name="T125" style:family="text">
      <style:text-properties officeooo:rsid="001e8fa1" style:font-name-asian="Ubuntu1" style:font-name-complex="Ubuntu1"/>
    </style:style>
    <style:style style:name="T126" style:family="text">
      <style:text-properties officeooo:rsid="00556f1e" style:font-name-asian="Ubuntu1" style:font-name-complex="Ubuntu1"/>
    </style:style>
    <style:style style:name="T127" style:family="text">
      <style:text-properties officeooo:rsid="00565e95" style:font-name-asian="Ubuntu1" style:font-name-complex="Ubuntu1"/>
    </style:style>
    <style:style style:name="T128" style:family="text">
      <style:text-properties officeooo:rsid="04c7cb1e" style:font-name-asian="Ubuntu1" style:font-name-complex="Ubuntu1"/>
    </style:style>
    <style:style style:name="T129" style:family="text">
      <style:text-properties officeooo:rsid="04de48da" style:font-name-asian="Ubuntu1" style:font-name-complex="Ubuntu1"/>
    </style:style>
    <style:style style:name="T130" style:family="text">
      <style:text-properties officeooo:rsid="04e23e4f" style:font-name-asian="Ubuntu1" style:font-name-complex="Ubuntu1"/>
    </style:style>
    <style:style style:name="T131" style:family="text">
      <style:text-properties fo:language="pt" fo:country="BR" fo:font-style="normal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32" style:family="text">
      <style:text-properties fo:language="pt" fo:country="BR" fo:font-style="normal" officeooo:rsid="019de617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33" style:family="text">
      <style:text-properties fo:language="pt" fo:country="BR" fo:font-style="normal" officeooo:rsid="01f5c607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34" style:family="text">
      <style:text-properties fo:language="pt" fo:country="BR" fo:font-style="normal" officeooo:rsid="03e712d3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35" style:family="text">
      <style:text-properties fo:language="pt" fo:country="BR" fo:font-style="normal" officeooo:rsid="03c97fbc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36" style:family="text">
      <style:text-properties fo:language="pt" fo:country="BR" fo:font-style="normal" officeooo:rsid="03ee156e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37" style:family="text">
      <style:text-properties fo:language="pt" fo:country="BR" fo:font-style="normal" officeooo:rsid="03fbec6d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38" style:family="text">
      <style:text-properties fo:language="pt" fo:country="BR" fo:font-style="normal" officeooo:rsid="04148f19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39" style:family="text">
      <style:text-properties fo:language="pt" fo:country="BR" fo:font-style="normal" officeooo:rsid="04112810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40" style:family="text">
      <style:text-properties fo:language="pt" fo:country="BR" fo:font-style="normal" officeooo:rsid="03d29b2e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41" style:family="text">
      <style:text-properties fo:language="pt" fo:country="BR" fo:font-style="normal" officeooo:rsid="0404de49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42" style:family="text">
      <style:text-properties fo:language="pt" fo:country="BR" fo:font-style="normal" officeooo:rsid="03e17314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43" style:family="text">
      <style:text-properties fo:language="pt" fo:country="BR" fo:font-style="normal" officeooo:rsid="03e8fab0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44" style:family="text">
      <style:text-properties fo:language="pt" fo:country="BR" fo:font-style="normal" officeooo:rsid="04019293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45" style:family="text">
      <style:text-properties fo:language="pt" fo:country="BR" fo:font-style="normal" officeooo:rsid="002dd3c1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46" style:family="text">
      <style:text-properties fo:language="pt" fo:country="BR" fo:font-style="italic" style:letter-kerning="false" style:font-name-asian="Times New Roman1" style:language-asian="zh" style:country-asian="CN" style:font-style-asian="italic" style:font-name-complex="Times New Roman1" style:language-complex="ar" style:country-complex="SA" style:font-style-complex="italic"/>
    </style:style>
    <style:style style:name="T147" style:family="text">
      <style:text-properties fo:language="pt" fo:country="BR" fo:font-style="italic" officeooo:rsid="019de617" style:letter-kerning="false" style:font-name-asian="Times New Roman1" style:language-asian="zh" style:country-asian="CN" style:font-style-asian="italic" style:font-name-complex="Times New Roman1" style:language-complex="ar" style:country-complex="SA" style:font-style-complex="italic"/>
    </style:style>
    <style:style style:name="T148" style:family="text">
      <style:text-properties fo:language="pt" fo:country="BR" officeooo:rsid="036cad48" style:letter-kerning="false" style:font-name-asian="Ubuntu1" style:language-asian="zh" style:country-asian="CN" style:font-name-complex="Ubuntu1" style:language-complex="ar" style:country-complex="SA"/>
    </style:style>
    <style:style style:name="T149" style:family="text">
      <style:text-properties fo:language="pt" fo:country="BR" officeooo:rsid="037867c2" style:letter-kerning="false" style:font-name-asian="Ubuntu1" style:language-asian="zh" style:country-asian="CN" style:font-name-complex="Ubuntu1" style:language-complex="ar" style:country-complex="SA"/>
    </style:style>
    <style:style style:name="T150" style:family="text">
      <style:text-properties fo:language="pt" fo:country="BR" officeooo:rsid="044988ca" style:letter-kerning="false" style:font-name-asian="Ubuntu1" style:language-asian="zh" style:country-asian="CN" style:font-name-complex="Ubuntu1" style:language-complex="ar" style:country-complex="SA"/>
    </style:style>
    <style:style style:name="T151" style:family="text">
      <style:text-properties fo:language="pt" fo:country="BR" style:letter-kerning="false" style:font-name-asian="Times New Roman1" style:language-asian="zh" style:country-asian="CN" style:font-name-complex="Times New Roman1" style:language-complex="ar" style:country-complex="SA"/>
    </style:style>
    <style:style style:name="T152" style:family="text">
      <style:text-properties fo:language="pt" fo:country="BR" officeooo:rsid="020200ec" style:letter-kerning="false" style:font-name-asian="Times New Roman1" style:language-asian="zh" style:country-asian="CN" style:font-name-complex="Times New Roman1" style:language-complex="ar" style:country-complex="SA"/>
    </style:style>
    <style:style style:name="T153" style:family="text">
      <style:text-properties fo:language="pt" fo:country="BR" officeooo:rsid="038048f4" style:letter-kerning="false" style:font-name-asian="Times New Roman1" style:language-asian="zh" style:country-asian="CN" style:font-name-complex="Times New Roman1" style:language-complex="ar" style:country-complex="SA"/>
    </style:style>
    <style:style style:name="T154" style:family="text">
      <style:text-properties fo:language="pt" fo:country="BR" officeooo:rsid="01f5c607" style:letter-kerning="false" style:font-name-asian="Times New Roman1" style:language-asian="zh" style:country-asian="CN" style:font-name-complex="Times New Roman1" style:language-complex="ar" style:country-complex="SA"/>
    </style:style>
    <style:style style:name="T155" style:family="text">
      <style:text-properties fo:language="pt" fo:country="BR" officeooo:rsid="038be1f6" style:letter-kerning="false" style:font-name-asian="Times New Roman1" style:language-asian="zh" style:country-asian="CN" style:font-name-complex="Times New Roman1" style:language-complex="ar" style:country-complex="SA"/>
    </style:style>
    <style:style style:name="T156" style:family="text">
      <style:text-properties fo:language="pt" fo:country="BR" officeooo:rsid="01481e6f" style:letter-kerning="false" style:font-name-asian="Times New Roman1" style:language-asian="zh" style:country-asian="CN" style:font-name-complex="Times New Roman1" style:language-complex="ar" style:country-complex="SA"/>
    </style:style>
    <style:style style:name="T157" style:family="text">
      <style:text-properties fo:language="pt" fo:country="BR" officeooo:rsid="03aab819" style:letter-kerning="false" style:font-name-asian="Times New Roman1" style:language-asian="zh" style:country-asian="CN" style:font-name-complex="Times New Roman1" style:language-complex="ar" style:country-complex="SA"/>
    </style:style>
    <style:style style:name="T158" style:family="text">
      <style:text-properties fo:language="pt" fo:country="BR" officeooo:rsid="03a968b4" style:letter-kerning="false" style:font-name-asian="Times New Roman1" style:language-asian="zh" style:country-asian="CN" style:font-name-complex="Times New Roman1" style:language-complex="ar" style:country-complex="SA"/>
    </style:style>
    <style:style style:name="T159" style:family="text">
      <style:text-properties fo:language="pt" fo:country="BR" officeooo:rsid="03a741da" style:letter-kerning="false" style:font-name-asian="Times New Roman1" style:language-asian="zh" style:country-asian="CN" style:font-name-complex="Times New Roman1" style:language-complex="ar" style:country-complex="SA"/>
    </style:style>
    <style:style style:name="T160" style:family="text">
      <style:text-properties fo:language="pt" fo:country="BR" officeooo:rsid="02060caa" style:letter-kerning="false" style:font-name-asian="Times New Roman1" style:language-asian="zh" style:country-asian="CN" style:font-name-complex="Times New Roman1" style:language-complex="ar" style:country-complex="SA"/>
    </style:style>
    <style:style style:name="T161" style:family="text">
      <style:text-properties fo:language="pt" fo:country="BR" officeooo:rsid="0363898b" style:letter-kerning="false" style:font-name-asian="Times New Roman1" style:language-asian="zh" style:country-asian="CN" style:font-name-complex="Times New Roman1" style:language-complex="ar" style:country-complex="SA"/>
    </style:style>
    <style:style style:name="T162" style:family="text">
      <style:text-properties fo:language="pt" fo:country="BR" officeooo:rsid="03de2b84" style:letter-kerning="false" style:font-name-asian="Times New Roman1" style:language-asian="zh" style:country-asian="CN" style:font-name-complex="Times New Roman1" style:language-complex="ar" style:country-complex="SA"/>
    </style:style>
    <style:style style:name="T163" style:family="text">
      <style:text-properties fo:language="pt" fo:country="BR" officeooo:rsid="03c85724" style:letter-kerning="false" style:font-name-asian="Times New Roman1" style:language-asian="zh" style:country-asian="CN" style:font-name-complex="Times New Roman1" style:language-complex="ar" style:country-complex="SA"/>
    </style:style>
    <style:style style:name="T164" style:family="text">
      <style:text-properties fo:language="pt" fo:country="BR" officeooo:rsid="03c97fbc" style:letter-kerning="false" style:font-name-asian="Times New Roman1" style:language-asian="zh" style:country-asian="CN" style:font-name-complex="Times New Roman1" style:language-complex="ar" style:country-complex="SA"/>
    </style:style>
    <style:style style:name="T165" style:family="text">
      <style:text-properties fo:language="pt" fo:country="BR" officeooo:rsid="03d29b2e" style:letter-kerning="false" style:font-name-asian="Times New Roman1" style:language-asian="zh" style:country-asian="CN" style:font-name-complex="Times New Roman1" style:language-complex="ar" style:country-complex="SA"/>
    </style:style>
    <style:style style:name="T166" style:family="text">
      <style:text-properties fo:language="pt" fo:country="BR" officeooo:rsid="040e1d03" style:letter-kerning="false" style:font-name-asian="Times New Roman1" style:language-asian="zh" style:country-asian="CN" style:font-name-complex="Times New Roman1" style:language-complex="ar" style:country-complex="SA"/>
    </style:style>
    <style:style style:name="T167" style:family="text">
      <style:text-properties fo:language="pt" fo:country="BR" officeooo:rsid="03e17314" style:letter-kerning="false" style:font-name-asian="Times New Roman1" style:language-asian="zh" style:country-asian="CN" style:font-name-complex="Times New Roman1" style:language-complex="ar" style:country-complex="SA"/>
    </style:style>
    <style:style style:name="T168" style:family="text">
      <style:text-properties fo:language="pt" fo:country="BR" officeooo:rsid="03e8fab0" style:letter-kerning="false" style:font-name-asian="Times New Roman1" style:language-asian="zh" style:country-asian="CN" style:font-name-complex="Times New Roman1" style:language-complex="ar" style:country-complex="SA"/>
    </style:style>
    <style:style style:name="T169" style:family="text">
      <style:text-properties fo:language="pt" fo:country="BR" officeooo:rsid="03fbec6d" style:letter-kerning="false" style:font-name-asian="Times New Roman1" style:language-asian="zh" style:country-asian="CN" style:font-name-complex="Times New Roman1" style:language-complex="ar" style:country-complex="SA"/>
    </style:style>
    <style:style style:name="T170" style:family="text">
      <style:text-properties fo:language="pt" fo:country="BR" officeooo:rsid="04148f19" style:letter-kerning="false" style:font-name-asian="Times New Roman1" style:language-asian="zh" style:country-asian="CN" style:font-name-complex="Times New Roman1" style:language-complex="ar" style:country-complex="SA"/>
    </style:style>
    <style:style style:name="T171" style:family="text">
      <style:text-properties fo:language="pt" fo:country="BR" officeooo:rsid="019de617" style:letter-kerning="false" style:font-name-asian="Times New Roman1" style:language-asian="zh" style:country-asian="CN" style:font-name-complex="Times New Roman1" style:language-complex="ar" style:country-complex="SA"/>
    </style:style>
    <style:style style:name="T172" style:family="text">
      <style:text-properties fo:color="#000000"/>
    </style:style>
    <style:style style:name="T173" style:family="text">
      <style:text-properties fo:color="#000000" style:font-name="Ubuntu"/>
    </style:style>
    <style:style style:name="T174" style:family="text">
      <style:text-properties fo:color="#000000" style:font-name="Ubuntu" fo:font-size="11pt" fo:font-weight="normal" style:font-size-asian="11pt" style:font-weight-asian="normal" style:font-size-complex="11pt" style:font-weight-complex="normal"/>
    </style:style>
    <style:style style:name="T175" style:family="text">
      <style:text-properties fo:color="#000000" style:font-name="Ubuntu" fo:font-size="11pt" fo:font-weight="normal" officeooo:rsid="038f57fb" style:font-size-asian="11pt" style:font-weight-asian="normal" style:font-size-complex="11pt" style:font-weight-complex="normal"/>
    </style:style>
    <style:style style:name="T176" style:family="text">
      <style:text-properties fo:color="#000000" style:font-name="Ubuntu" fo:font-size="11pt" fo:font-weight="normal" officeooo:rsid="0391cce0" style:font-size-asian="11pt" style:font-weight-asian="normal" style:font-size-complex="11pt" style:font-weight-complex="normal"/>
    </style:style>
    <style:style style:name="T177" style:family="text">
      <style:text-properties fo:color="#000000" style:font-name="Ubuntu" fo:font-size="11pt" fo:font-weight="normal" officeooo:rsid="00156bb4" style:font-size-asian="11pt" style:font-weight-asian="normal" style:font-size-complex="11pt" style:font-weight-complex="normal"/>
    </style:style>
    <style:style style:name="T178" style:family="text">
      <style:text-properties fo:color="#000000" style:font-name="Ubuntu" fo:font-size="11pt" fo:font-weight="normal" officeooo:rsid="0003acd1" style:font-size-asian="11pt" style:font-weight-asian="normal" style:font-size-complex="11pt" style:font-weight-complex="normal"/>
    </style:style>
    <style:style style:name="T179" style:family="text">
      <style:text-properties fo:color="#000000" style:font-name="Ubuntu" fo:font-size="11pt" fo:font-weight="normal" officeooo:rsid="00bd2525" style:font-size-asian="11pt" style:font-weight-asian="normal" style:font-size-complex="11pt" style:font-weight-complex="normal"/>
    </style:style>
    <style:style style:name="T180" style:family="text">
      <style:text-properties fo:color="#000000" style:font-name="Ubuntu" fo:font-size="11pt" fo:font-weight="normal" officeooo:rsid="00bb86d7" style:font-size-asian="11pt" style:font-weight-asian="normal" style:font-size-complex="11pt" style:font-weight-complex="normal"/>
    </style:style>
    <style:style style:name="T181" style:family="text">
      <style:text-properties fo:color="#000000" style:font-name="Ubuntu" fo:font-size="11pt" fo:font-weight="normal" officeooo:rsid="00d37a11" style:font-size-asian="11pt" style:font-weight-asian="normal" style:font-size-complex="11pt" style:font-weight-complex="normal"/>
    </style:style>
    <style:style style:name="T182" style:family="text">
      <style:text-properties fo:color="#000000" style:font-name="Ubuntu" fo:font-size="11pt" fo:font-weight="normal" officeooo:rsid="002ed64d" style:font-size-asian="11pt" style:font-weight-asian="normal" style:font-size-complex="11pt" style:font-weight-complex="normal"/>
    </style:style>
    <style:style style:name="T183" style:family="text">
      <style:text-properties fo:color="#000000" style:font-name="Ubuntu" fo:font-size="11pt" fo:font-weight="normal" officeooo:rsid="0359bb74" style:font-size-asian="11pt" style:font-weight-asian="normal" style:font-size-complex="11pt" style:font-weight-complex="normal"/>
    </style:style>
    <style:style style:name="T184" style:family="text">
      <style:text-properties fo:color="#000000" style:font-name="Ubuntu" fo:font-size="11pt" fo:font-weight="normal" officeooo:rsid="0340ec21" style:font-size-asian="11pt" style:font-weight-asian="normal" style:font-size-complex="11pt" style:font-weight-complex="normal"/>
    </style:style>
    <style:style style:name="T185" style:family="text">
      <style:text-properties fo:color="#000000" style:font-name="Ubuntu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86" style:family="text">
      <style:text-properties fo:color="#000000" style:font-name="Ubuntu" fo:font-size="11pt" fo:font-style="italic" fo:font-weight="normal" officeooo:rsid="00156bb4" style:font-size-asian="11pt" style:font-style-asian="italic" style:font-weight-asian="normal" style:font-size-complex="11pt" style:font-style-complex="italic" style:font-weight-complex="normal"/>
    </style:style>
    <style:style style:name="T187" style:family="text">
      <style:text-properties fo:color="#000000" style:font-name="Ubuntu" fo:font-size="11pt" fo:font-style="italic" fo:font-weight="normal" officeooo:rsid="0340ec21" style:font-size-asian="11pt" style:font-style-asian="italic" style:font-weight-asian="normal" style:font-size-complex="11pt" style:font-style-complex="italic" style:font-weight-complex="normal"/>
    </style:style>
    <style:style style:name="T188" style:family="text">
      <style:text-properties fo:color="#000000" style:font-name="Ubuntu" fo:font-size="11pt" fo:font-style="italic" fo:font-weight="normal" officeooo:rsid="002ed64d" style:font-size-asian="11pt" style:font-style-asian="italic" style:font-weight-asian="normal" style:font-size-complex="11pt" style:font-style-complex="italic" style:font-weight-complex="normal"/>
    </style:style>
    <style:style style:name="T189" style:family="text">
      <style:text-properties fo:color="#000000" style:font-name="Ubuntu" fo:font-size="11pt" fo:font-style="normal" fo:font-weight="normal" officeooo:rsid="0037efcf" style:font-size-asian="11pt" style:font-style-asian="normal" style:font-weight-asian="normal" style:font-size-complex="11pt" style:font-style-complex="normal" style:font-weight-complex="normal"/>
    </style:style>
    <style:style style:name="T190" style:family="text">
      <style:text-properties fo:color="#000000" style:font-name="Ubuntu" fo:font-size="11pt" fo:font-style="normal" fo:font-weight="normal" officeooo:rsid="00156bb4" style:font-size-asian="11pt" style:font-style-asian="normal" style:font-weight-asian="normal" style:font-size-complex="11pt" style:font-style-complex="normal" style:font-weight-complex="normal"/>
    </style:style>
    <style:style style:name="T191" style:family="text">
      <style:text-properties fo:color="#000000" style:font-name="Ubuntu" fo:font-size="11pt" fo:font-style="normal" fo:font-weight="normal" officeooo:rsid="002ed64d" style:font-size-asian="11pt" style:font-style-asian="normal" style:font-weight-asian="normal" style:font-size-complex="11pt" style:font-style-complex="normal" style:font-weight-complex="normal"/>
    </style:style>
    <style:style style:name="T192" style:family="text">
      <style:text-properties fo:color="#000000" style:font-name="Ubuntu" fo:font-size="11pt" fo:font-style="normal" fo:font-weight="normal" officeooo:rsid="043046a5" style:font-size-asian="11pt" style:font-style-asian="normal" style:font-weight-asian="normal" style:font-size-complex="11pt" style:font-style-complex="normal" style:font-weight-complex="normal"/>
    </style:style>
    <style:style style:name="T193" style:family="text">
      <style:text-properties fo:color="#000000" style:font-name="Ubuntu" fo:font-size="11pt" fo:font-style="normal" fo:font-weight="normal" officeooo:rsid="042404c2" style:font-size-asian="11pt" style:font-style-asian="normal" style:font-weight-asian="normal" style:font-size-complex="11pt" style:font-style-complex="normal" style:font-weight-complex="normal"/>
    </style:style>
    <style:style style:name="T194" style:family="text">
      <style:text-properties fo:color="#000000" style:font-name="Ubuntu" fo:font-size="11pt" fo:font-style="normal" fo:font-weight="normal" officeooo:rsid="04276b81" style:font-size-asian="11pt" style:font-style-asian="normal" style:font-weight-asian="normal" style:font-size-complex="11pt" style:font-style-complex="normal" style:font-weight-complex="normal"/>
    </style:style>
    <style:style style:name="T195" style:family="text">
      <style:text-properties fo:color="#000000" style:font-name="Ubuntu" fo:font-size="11pt" fo:language="pt" fo:country="BR" fo:font-style="normal" fo:font-weight="normal" officeooo:rsid="00156bb4" style:letter-kerning="false" style:font-name-asian="Times New Roman1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96" style:family="text">
      <style:text-properties fo:color="#000000" style:font-name="Ubuntu" fo:font-size="11pt" fo:language="pt" fo:country="BR" fo:font-style="normal" fo:font-weight="normal" officeooo:rsid="0355299e" style:letter-kerning="false" style:font-name-asian="Times New Roman1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97" style:family="text">
      <style:text-properties fo:color="#000000" style:font-name="Ubuntu" fo:font-size="11pt" fo:language="pt" fo:country="BR" fo:font-weight="normal" officeooo:rsid="00156bb4" style:letter-kerning="false" style:font-name-asian="Times New Roman1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T198" style:family="text">
      <style:text-properties fo:color="#000000" style:font-name="Ubuntu" fo:font-size="11pt" style:text-underline-style="none" fo:font-weight="normal" officeooo:rsid="04aa966b" style:font-size-asian="11pt" style:font-weight-asian="normal" style:font-size-complex="11pt" style:font-weight-complex="normal"/>
    </style:style>
    <style:style style:name="T199" style:family="text">
      <style:text-properties fo:color="#000000" style:font-name="Ubuntu" fo:font-size="11pt" style:text-underline-style="none" fo:font-weight="normal" officeooo:rsid="002ed64d" style:font-size-asian="11pt" style:font-weight-asian="normal" style:font-size-complex="11pt" style:font-weight-complex="normal"/>
    </style:style>
    <style:style style:name="T200" style:family="text">
      <style:text-properties fo:color="#000000" style:font-name="Ubuntu" officeooo:rsid="00bb86d7"/>
    </style:style>
    <style:style style:name="T201" style:family="text">
      <style:text-properties fo:color="#000000" style:font-name="Ubuntu" officeooo:rsid="00cc8e04"/>
    </style:style>
    <style:style style:name="T202" style:family="text">
      <style:text-properties fo:color="#000000" style:font-name="Ubuntu" fo:font-weight="normal" style:font-weight-asian="normal" style:font-weight-complex="normal"/>
    </style:style>
    <style:style style:name="T203" style:family="text">
      <style:text-properties fo:color="#000000" style:font-name="Ubuntu" fo:font-weight="normal" officeooo:rsid="002ed64d" style:font-weight-asian="normal" style:font-weight-complex="normal"/>
    </style:style>
    <style:style style:name="T204" style:family="text">
      <style:text-properties fo:color="#000000" style:font-name="Ubuntu" fo:font-weight="normal" style:font-size-asian="11pt" style:font-weight-asian="normal" style:font-name-complex="Arial1" style:font-size-complex="11pt" style:font-weight-complex="normal"/>
    </style:style>
    <style:style style:name="T205" style:family="text">
      <style:text-properties fo:color="#000000" style:font-name="Ubuntu" fo:font-weight="normal" officeooo:rsid="001e35eb" style:font-size-asian="11pt" style:font-weight-asian="normal" style:font-name-complex="Arial1" style:font-size-complex="11pt" style:font-weight-complex="normal"/>
    </style:style>
    <style:style style:name="T206" style:family="text">
      <style:text-properties fo:color="#000000" style:font-name="Ubuntu" fo:font-weight="normal" officeooo:rsid="012edcc3" style:font-size-asian="11pt" style:font-weight-asian="normal" style:font-name-complex="Arial1" style:font-size-complex="11pt" style:font-weight-complex="normal"/>
    </style:style>
    <style:style style:name="T207" style:family="text">
      <style:text-properties fo:color="#000000" style:font-name="Ubuntu" style:text-underline-style="none" fo:font-weight="normal" style:font-weight-asian="normal" style:font-weight-complex="normal"/>
    </style:style>
    <style:style style:name="T208" style:family="text">
      <style:text-properties fo:color="#000000" style:font-name="Ubuntu" officeooo:rsid="0359bb74"/>
    </style:style>
    <style:style style:name="T209" style:family="text">
      <style:text-properties fo:color="#000000" style:font-name="Ubuntu" fo:font-style="italic" style:font-style-asian="italic" style:font-style-complex="italic"/>
    </style:style>
    <style:style style:name="T210" style:family="text">
      <style:text-properties fo:color="#000000" style:font-name="Ubuntu" fo:font-style="italic" officeooo:rsid="0359bb74" style:font-style-asian="italic" style:font-style-complex="italic"/>
    </style:style>
    <style:style style:name="T211" style:family="text">
      <style:text-properties fo:color="#000000" style:font-name="Ubuntu" fo:font-style="italic" officeooo:rsid="002ed64d" style:font-style-asian="italic" style:font-style-complex="italic"/>
    </style:style>
    <style:style style:name="T212" style:family="text">
      <style:text-properties fo:color="#000000" style:font-name="Ubuntu" fo:font-style="italic" officeooo:rsid="001e35eb" style:font-style-asian="italic" style:font-name-complex="Arial1" style:font-style-complex="italic"/>
    </style:style>
    <style:style style:name="T213" style:family="text">
      <style:text-properties fo:color="#000000" style:font-name="Ubuntu" fo:font-style="italic" fo:font-weight="normal" style:font-style-asian="italic" style:font-weight-asian="normal" style:font-style-complex="italic" style:font-weight-complex="normal"/>
    </style:style>
    <style:style style:name="T214" style:family="text">
      <style:text-properties fo:color="#000000" style:font-name="Ubuntu" fo:font-style="italic" fo:font-weight="normal" officeooo:rsid="00bb86d7" style:font-style-asian="italic" style:font-weight-asian="normal" style:font-style-complex="italic" style:font-weight-complex="normal"/>
    </style:style>
    <style:style style:name="T215" style:family="text">
      <style:text-properties fo:color="#000000" style:font-name="Ubuntu" fo:font-style="italic" fo:font-weight="normal" officeooo:rsid="001e35eb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216" style:family="text">
      <style:text-properties fo:color="#000000" style:font-name="Ubuntu" fo:font-style="normal" style:font-style-asian="normal" style:font-style-complex="normal"/>
    </style:style>
    <style:style style:name="T217" style:family="text">
      <style:text-properties fo:color="#000000" style:font-name="Ubuntu" fo:font-style="normal" officeooo:rsid="0359bb74" style:font-style-asian="normal" style:font-style-complex="normal"/>
    </style:style>
    <style:style style:name="T218" style:family="text">
      <style:text-properties fo:color="#000000" style:font-name="Ubuntu" fo:font-style="normal" officeooo:rsid="0295aa14" style:font-style-asian="normal" style:font-style-complex="normal"/>
    </style:style>
    <style:style style:name="T219" style:family="text">
      <style:text-properties fo:color="#000000" style:font-name="Ubuntu" fo:font-style="normal" officeooo:rsid="00156bb4" style:font-style-asian="normal" style:font-style-complex="normal"/>
    </style:style>
    <style:style style:name="T220" style:family="text">
      <style:text-properties fo:color="#000000" style:font-name="Ubuntu" fo:font-style="normal" fo:font-weight="normal" style:font-style-asian="normal" style:font-weight-asian="normal" style:font-style-complex="normal" style:font-weight-complex="normal"/>
    </style:style>
    <style:style style:name="T221" style:family="text">
      <style:text-properties fo:color="#000000" style:font-name="Ubuntu" fo:font-style="normal" fo:font-weight="normal" officeooo:rsid="04306983" style:font-style-asian="normal" style:font-weight-asian="normal" style:font-style-complex="normal" style:font-weight-complex="normal"/>
    </style:style>
    <style:style style:name="T222" style:family="text">
      <style:text-properties fo:color="#000000" style:font-name="Ubuntu" fo:font-style="normal" fo:font-weight="normal" officeooo:rsid="0004d492" style:font-style-asian="normal" style:font-weight-asian="normal" style:font-style-complex="normal" style:font-weight-complex="normal"/>
    </style:style>
    <style:style style:name="T223" style:family="text">
      <style:text-properties fo:color="#000000" style:font-name="Ubuntu" fo:font-style="normal" fo:font-weight="normal" officeooo:rsid="042c90fb" style:font-style-asian="normal" style:font-weight-asian="normal" style:font-style-complex="normal" style:font-weight-complex="normal"/>
    </style:style>
    <style:style style:name="T224" style:family="text">
      <style:text-properties fo:color="#000000" style:font-name="Ubuntu" fo:font-style="normal" fo:font-weight="normal" officeooo:rsid="04290cf2" style:font-style-asian="normal" style:font-weight-asian="normal" style:font-style-complex="normal" style:font-weight-complex="normal"/>
    </style:style>
    <style:style style:name="T225" style:family="text">
      <style:text-properties fo:color="#000000" style:font-name="Ubuntu" officeooo:rsid="038f57fb"/>
    </style:style>
    <style:style style:name="T226" style:family="text">
      <style:text-properties fo:color="#000000" style:font-name="Ubuntu" officeooo:rsid="0342ed01"/>
    </style:style>
    <style:style style:name="T227" style:family="text">
      <style:text-properties fo:color="#000000" style:font-name="Ubuntu" officeooo:rsid="0343bf4d"/>
    </style:style>
    <style:style style:name="T228" style:family="text">
      <style:text-properties fo:color="#000000" style:font-name="Ubuntu" officeooo:rsid="042eb027"/>
    </style:style>
    <style:style style:name="T229" style:family="text">
      <style:text-properties fo:color="#000000" style:font-name="Ubuntu" style:font-name-complex="Arial1"/>
    </style:style>
    <style:style style:name="T230" style:family="text">
      <style:text-properties fo:color="#000000" style:font-name="Ubuntu" officeooo:rsid="001e35eb" style:font-name-complex="Arial1"/>
    </style:style>
    <style:style style:name="T231" style:family="text">
      <style:text-properties fo:color="#000000" style:font-name="Ubuntu" officeooo:rsid="012edcc3" style:font-name-complex="Arial1"/>
    </style:style>
    <style:style style:name="T232" style:family="text">
      <style:text-properties fo:color="#000000" style:font-name="Ubuntu" officeooo:rsid="00d37a11"/>
    </style:style>
    <style:style style:name="T233" style:family="text">
      <style:text-properties fo:color="#000000" style:font-name="Ubuntu" officeooo:rsid="00c6a700"/>
    </style:style>
    <style:style style:name="T234" style:family="text">
      <style:text-properties fo:color="#000000" style:font-name="Ubuntu" officeooo:rsid="0038e95a"/>
    </style:style>
    <style:style style:name="T235" style:family="text">
      <style:text-properties fo:color="#000000" style:font-name="Ubuntu" officeooo:rsid="002ed64d"/>
    </style:style>
    <style:style style:name="T236" style:family="text">
      <style:text-properties fo:color="#000000" style:font-name="Ubuntu" officeooo:rsid="042ab3c2"/>
    </style:style>
    <style:style style:name="T237" style:family="text">
      <style:text-properties fo:color="#000000" officeooo:rsid="00bb86d7"/>
    </style:style>
    <style:style style:name="T238" style:family="text">
      <style:text-properties fo:color="#000000" officeooo:rsid="00cc8e04"/>
    </style:style>
    <style:style style:name="T239" style:family="text">
      <style:text-properties fo:color="#000000" style:text-underline-style="none"/>
    </style:style>
    <style:style style:name="T240" style:family="text">
      <style:text-properties fo:color="#000000" officeooo:rsid="038f57fb"/>
    </style:style>
    <style:style style:name="T241" style:family="text">
      <style:text-properties fo:color="#000000" fo:font-style="italic" officeooo:rsid="038f57fb" style:font-style-asian="italic" style:font-style-complex="italic"/>
    </style:style>
    <style:style style:name="T242" style:family="text">
      <style:text-properties style:font-name="Ubuntu" fo:font-size="11pt" style:text-underline-style="none" fo:font-weight="normal" style:font-size-asian="11pt" style:font-weight-asian="normal" style:font-size-complex="11pt" style:font-weight-complex="normal"/>
    </style:style>
    <style:style style:name="T243" style:family="text">
      <style:text-properties style:font-name="Ubuntu" fo:font-size="11pt" style:text-underline-style="none" style:font-size-asian="11pt" style:font-size-complex="11pt"/>
    </style:style>
    <style:style style:name="T244" style:family="text">
      <style:text-properties style:font-name="Ubuntu" style:text-underline-style="none"/>
    </style:style>
    <style:style style:name="T245" style:family="text">
      <style:text-properties style:font-name="Ubuntu" style:text-underline-style="none" fo:font-weight="normal" style:font-weight-asian="normal" style:font-weight-complex="normal"/>
    </style:style>
    <style:style style:name="T246" style:family="text">
      <style:text-properties style:font-name="Ubuntu" style:text-underline-style="none" fo:font-weight="normal" style:font-size-asian="11pt" style:font-weight-asian="normal" style:font-size-complex="11pt" style:font-weight-complex="normal"/>
    </style:style>
    <style:style style:name="T247" style:family="text">
      <style:text-properties style:font-name="Ubuntu" fo:font-style="normal" style:text-underline-style="none" style:font-style-asian="normal" style:font-style-complex="normal"/>
    </style:style>
    <style:style style:name="T248" style:family="text">
      <style:text-properties officeooo:rsid="013be79f"/>
    </style:style>
    <style:style style:name="T249" style:family="text">
      <style:text-properties officeooo:rsid="00156bb4"/>
    </style:style>
    <style:style style:name="T250" style:family="text">
      <style:text-properties officeooo:rsid="015f9f6a"/>
    </style:style>
    <style:style style:name="T251" style:family="text">
      <style:text-properties officeooo:rsid="038be1f6"/>
    </style:style>
    <style:style style:name="T252" style:family="text">
      <style:text-properties officeooo:rsid="020200ec"/>
    </style:style>
    <style:style style:name="T253" style:family="text">
      <style:text-properties officeooo:rsid="0019106b"/>
    </style:style>
    <style:style style:name="T254" style:family="text">
      <style:text-properties officeooo:rsid="0004d492"/>
    </style:style>
    <style:style style:name="T255" style:family="text">
      <style:text-properties officeooo:rsid="00bb86d7"/>
    </style:style>
    <style:style style:name="T256" style:family="text">
      <style:text-properties style:text-underline-style="none"/>
    </style:style>
    <style:style style:name="T257" style:family="text">
      <style:text-properties style:text-underline-style="none" officeooo:rsid="04c616e6"/>
    </style:style>
    <style:style style:name="T258" style:family="text">
      <style:text-properties officeooo:rsid="04ca8ece"/>
    </style:style>
    <style:style style:name="T259" style:family="text">
      <style:text-properties officeooo:rsid="04d351c4"/>
    </style:style>
    <style:style style:name="T260" style:family="text">
      <style:text-properties officeooo:rsid="04d3ea20"/>
    </style:style>
    <style:style style:name="T261" style:family="text">
      <style:text-properties officeooo:rsid="04d9fb51"/>
    </style:style>
    <style:style style:name="T262" style:family="text">
      <style:text-properties officeooo:rsid="04dbed05"/>
    </style:style>
    <style:style style:name="T263" style:family="text">
      <style:text-properties officeooo:rsid="04de48da"/>
    </style:style>
    <style:style style:name="T264" style:family="text">
      <style:text-properties officeooo:rsid="04e23e4f"/>
    </style:style>
    <style:style style:name="T265" style:family="text">
      <style:text-properties officeooo:rsid="04e479d6"/>
    </style:style>
    <style:style style:name="T266" style:family="text">
      <style:text-properties officeooo:rsid="04e4cb5a"/>
    </style:style>
    <style:style style:name="T267" style:family="text">
      <style:text-properties officeooo:rsid="04e6caf7"/>
    </style:style>
    <style:style style:name="T268" style:family="text">
      <style:text-properties officeooo:rsid="04e76b83"/>
    </style:style>
    <style:style style:name="T269" style:family="text">
      <style:text-properties officeooo:rsid="04ee65b3"/>
    </style:style>
    <style:style style:name="T270" style:family="text">
      <style:text-properties officeooo:rsid="04efeaf1"/>
    </style:style>
    <style:style style:name="T271" style:family="text">
      <style:text-properties officeooo:rsid="04f1aead"/>
    </style:style>
    <style:style style:name="T272" style:family="text">
      <style:text-properties officeooo:rsid="04f280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1">Ementa disciplina de pós-graduação <text:span text:style-name="T78">(UFRPE)</text:span></text:p>
      <text:p text:style-name="P117"/>
      <text:p text:style-name="P117"/>
      <text:p text:style-name="P116">Título</text:p>
      <text:p text:style-name="P112"><text:bookmark text:name=":ec.co"/>Introdução ao geoprocessamento para etnobiologia e conservação da biodiversidade </text:p>
      <text:p text:style-name="P113"/>
      <text:p text:style-name="P98">Docente externo convidado</text:p>
      <text:p text:style-name="P101"><text:span text:style-name="T71">Maurício Humberto Vancine </text:span><text:span text:style-name="T91">é b</text:span><text:span text:style-name="T90">acharel em Ecologia e </text:span><text:span text:style-name="T91">m</text:span><text:span text:style-name="T90">estre em Zoologia, </text:span><text:span text:style-name="T91">ambos pela Universidade Estadual Paulista (</text:span><text:span text:style-name="T90">UNESP</text:span><text:span text:style-name="T91">), Câmpus de </text:span><text:span text:style-name="T90">Rio Claro, </text:span><text:span text:style-name="T91">SP. Possui </text:span><text:span text:style-name="T2">experiência na área de Ecologia, com ênfase em Ecologia Espacial, Ecologia Quantitativa, Ecologia da Paisagem, </text:span><text:span text:style-name="T3">Análise de Dados Ecológicos, </text:span><text:span text:style-name="T2">Modelos de Distribuição de Espécies (SDMs), Geoprocessamento, Ecologia e </text:span><text:span text:style-name="T4">C</text:span><text:span text:style-name="T2">onservação de </text:span><text:span text:style-name="T4">A</text:span><text:span text:style-name="T2">nfíbios.</text:span></text:p>
      <text:p text:style-name="P103"/>
      <text:p text:style-name="P99"><text:span text:style-name="T2">M</text:span><text:span text:style-name="T1">ais informações</text:span></text:p>
      <text:p text:style-name="P97"><text:span text:style-name="T5">E-mail: </text:span><text:a xlink:type="simple" xlink:href="mailto:mauricio.vancine@gmail.com" text:style-name="Internet_20_link" text:visited-style-name="Visited_20_Internet_20_Link"><text:span text:style-name="T244">mauricio.vancine@gmail.com</text:span></text:a><text:span text:style-name="T202"> </text:span></text:p>
      <text:p text:style-name="P97"><text:span text:style-name="T5">Página pessoal: </text:span><text:a xlink:type="simple" xlink:href="https://mauriciovancine.netlify.com/" text:style-name="Internet_20_link" text:visited-style-name="Visited_20_Internet_20_Link"><text:span text:style-name="T244">mauriciovancine.</text:span></text:a><text:a xlink:type="simple" xlink:href="https://mauriciovancine.netlify.com/" text:style-name="Internet_20_link" text:visited-style-name="Visited_20_Internet_20_Link"><text:span text:style-name="T257">netlify</text:span></text:a><text:a xlink:type="simple" xlink:href="https://mauriciovancine.netlify.com/" text:style-name="Internet_20_link" text:visited-style-name="Visited_20_Internet_20_Link"><text:span text:style-name="T244">.</text:span></text:a><text:a xlink:type="simple" xlink:href="https://mauriciovancine.netlify.com/" text:style-name="Internet_20_link" text:visited-style-name="Visited_20_Internet_20_Link"><text:span text:style-name="T257">com</text:span></text:a><text:span text:style-name="T207"> </text:span></text:p>
      <text:p text:style-name="P97"><text:span text:style-name="T5">Currículo Lattes: </text:span><text:a xlink:type="simple" xlink:href="http://lattes.cnpq.br/9761288418931193" text:style-name="Internet_20_link" text:visited-style-name="Visited_20_Internet_20_Link"><text:span text:style-name="T244">lattes.cnpq.br/9761288418931193</text:span></text:a></text:p>
      <text:p text:style-name="P102"/>
      <text:p text:style-name="P100"><text:span text:style-name="T148">R</text:span><text:span text:style-name="T149">epositório</text:span><text:span text:style-name="T98"> de dados </text:span><text:span text:style-name="T99">da disciplina</text:span></text:p>
      <text:p text:style-name="P96"><text:a xlink:type="simple" xlink:href="https://github.com/mauriciovancine/disciplina-geoprocessamento" text:style-name="Internet_20_link" text:visited-style-name="Visited_20_Internet_20_Link">https://github.com/mauriciovancine/disciplina-geoprocessamento</text:a><text:span text:style-name="T239"> </text:span></text:p>
      <text:p text:style-name="P102"/>
      <text:p text:style-name="P118">Carga horária</text:p>
      <text:p text:style-name="P106"><text:span text:style-name="T92">45</text:span><text:span text:style-name="T90"> h </text:span><text:span text:style-name="T93">(3 créditos)</text:span></text:p>
      <text:p text:style-name="P113"/>
      <text:p text:style-name="P118">Participantes</text:p>
      <text:p text:style-name="P106"><text:span text:style-name="T93">15</text:span><text:span text:style-name="T90"> </text:span><text:span text:style-name="T94">alunos </text:span><text:span text:style-name="T95">(+ 5 especiais)</text:span></text:p>
      <text:p text:style-name="P113"/>
      <text:p text:style-name="P117">Datas e horários<text:bookmark text:name="_GoBack"/></text:p>
      <text:p text:style-name="P105"><text:span text:style-name="T100">Teórico-prático: </text:span><text:span text:style-name="T101">30</text:span><text:span text:style-name="T90">/0</text:span><text:span text:style-name="T102">9</text:span><text:span text:style-name="T90"> – </text:span><text:span text:style-name="T101">04</text:span><text:span text:style-name="T90">/</text:span><text:span text:style-name="T101">1</text:span><text:span text:style-name="T90">0 [0</text:span><text:span text:style-name="T96">9</text:span><text:span text:style-name="T90">:00 h - 12:00 h | 1</text:span><text:span text:style-name="T103">4</text:span><text:span text:style-name="T90">:</text:span><text:span text:style-name="T103">0</text:span><text:span text:style-name="T90">0 h - 1</text:span><text:span text:style-name="T100">7</text:span><text:span text:style-name="T90">:</text:span><text:span text:style-name="T103">0</text:span><text:span text:style-name="T90">0 h] </text:span><text:span text:style-name="T100">(30 horas)</text:span></text:p>
      <text:p text:style-name="P114">Exercícios-atividades assistidas <text:span text:style-name="T7">remotamente</text:span>: <text:span text:style-name="T74">07</text:span>/09 – <text:span text:style-name="T74">11</text:span>/09 (<text:span text:style-name="T86">15</text:span> horas)</text:p>
      <text:p text:style-name="P113"/>
      <text:p text:style-name="P127">Resumo</text:p>
      <text:p text:style-name="P111"><text:span text:style-name="T100">A</text:span><text:span text:style-name="T90"> </text:span><text:span text:style-name="T100">disciplina</text:span><text:span text:style-name="T90"> </text:span><text:span text:style-name="T100">oferecerá</text:span><text:span text:style-name="T90"> </text:span><text:span text:style-name="T100">os principais conceitos</text:span><text:span text:style-name="T90"> teórico-</text:span><text:span text:style-name="T104">práticos</text:span><text:span text:style-name="T100"> </text:span><text:span text:style-name="T105">introdutórios </text:span><text:span text:style-name="T106">de </text:span><text:span text:style-name="T107">geoprocessamento </text:span><text:span text:style-name="T108">aplicado à Ecologia</text:span><text:span text:style-name="T109">. </text:span><text:span text:style-name="T104">A parte prática </text:span><text:span text:style-name="T110">ser</text:span><text:span text:style-name="T104">á</text:span><text:span text:style-name="T110"> desenvolvid</text:span><text:span text:style-name="T104">a</text:span><text:span text:style-name="T110"> através de ferramentas na linguagem R e do software QGIS. </text:span><text:span text:style-name="T106">Serão</text:span><text:span text:style-name="T90"> abordados </text:span><text:span text:style-name="T111">os seguintes temas</text:span><text:span text:style-name="T90">: (i) </text:span><text:span text:style-name="T129">c</text:span><text:span text:style-name="T90">ontrole de versão, Git e GitHub, </text:span><text:span text:style-name="T129">(ii)</text:span><text:span text:style-name="T90"> introdução e funcionamento da linguagem R e do software RStudio, (ii</text:span><text:span text:style-name="T129">i</text:span><text:span text:style-name="T90">) estrutura e manejo de dados </text:span><text:span text:style-name="T112">na linguagem R</text:span><text:span text:style-name="T90">, (i</text:span><text:span text:style-name="T129">v</text:span><text:span text:style-name="T90">) introdução ao </text:span><text:span text:style-name="T25">tidyverse</text:span><text:span text:style-name="T90">, (</text:span><text:span text:style-name="T107">v</text:span><text:span text:style-name="T90">) visualização de dados, </text:span><text:span text:style-name="T113">(</text:span><text:span text:style-name="T114">v</text:span><text:span text:style-name="T129">i</text:span><text:span text:style-name="T113">) </text:span><text:span text:style-name="T115">e</text:span><text:span text:style-name="T113">strutura e fonte de dados </text:span><text:span text:style-name="T129">geo</text:span><text:span text:style-name="T113">espaciais, </text:span><text:span text:style-name="T97">(</text:span><text:span text:style-name="T116">v</text:span><text:span text:style-name="T107">i</text:span><text:span text:style-name="T129">i</text:span><text:span text:style-name="T97">) </text:span><text:span text:style-name="T116">i</text:span><text:span text:style-name="T97">ntrodução e funcionamento do software QGIS, </text:span><text:span text:style-name="T129">e </text:span><text:span text:style-name="T90">(v</text:span><text:span text:style-name="T113">i</text:span><text:span text:style-name="T117">i</text:span><text:span text:style-name="T129">i</text:span><text:span text:style-name="T90">) </text:span><text:span text:style-name="T112">estrutura e manejo de dados </text:span><text:span text:style-name="T129">geoespaciais</text:span><text:span text:style-name="T112"> </text:span><text:span text:style-name="T97">na linguagem R</text:span><text:span text:style-name="T90">. A carga horária </text:span><text:span text:style-name="T118">total </text:span><text:span text:style-name="T90">será de </text:span><text:span text:style-name="T119">45</text:span><text:span text:style-name="T90"> horas, onde </text:span><text:span text:style-name="T150">nos cinco</text:span><text:span text:style-name="T90"> dia</text:span><text:span text:style-name="T120">s</text:span><text:span text:style-name="T90"> </text:span><text:span text:style-name="T120">iniciais </text:span><text:span text:style-name="T90">serão ministrados </text:span><text:span text:style-name="T107">6</text:span><text:span text:style-name="T90"> horas teóricas-</text:span><text:span text:style-name="T121">práticas, n</text:span><text:span text:style-name="T104">um</text:span><text:span text:style-name="T121"> total de 30 horas. </text:span><text:span text:style-name="T104">A</text:span><text:span text:style-name="T121">s </text:span><text:span text:style-name="T122">15</text:span><text:span text:style-name="T118"> </text:span><text:span text:style-name="T121">horas restantes serão direcionadas à realização de exercícios práticos, que serão aplicados remotamente </text:span><text:span text:style-name="T123">como forma de avaliação </text:span><text:span text:style-name="T118">para</text:span><text:span text:style-name="T121"> </text:span><text:span text:style-name="T123">compor a nota </text:span><text:span text:style-name="T118">final</text:span><text:span text:style-name="T123"> da disciplina</text:span><text:span text:style-name="T90">. </text:span><text:span text:style-name="T124">Após a realização da disciplina, e</text:span><text:span text:style-name="T90">spera-se que os </text:span><text:span text:style-name="T110">alunos</text:span><text:span text:style-name="T90"> </text:span><text:span text:style-name="T110">adquiram conceitos gerais da estrutura e manipulação de dados espaciais, assim como domínio das técnicas e métodos para alcançar </text:span><text:span text:style-name="T90">autonomia </text:span><text:span text:style-name="T125">e</text:span><text:span text:style-name="T90"> produzir soluções para suas próprias questões </text:span><text:span text:style-name="T110">relativas </text:span><text:span text:style-name="T107">ao geoprocessamento</text:span><text:span text:style-name="T90">.</text:span></text:p>
      <text:p text:style-name="P117"><text:soft-page-break/>Conteúdo</text:p>
      <text:p text:style-name="P113"/>
      <text:p text:style-name="P117">0 Controle de versão, Git e GitHub (segunda)</text:p>
      <text:p text:style-name="P113">0.0 Verificar os notebooks</text:p>
      <text:p text:style-name="P113">0.1 Controle de versão</text:p>
      <text:p text:style-name="P113">0.2 Git</text:p>
      <text:p text:style-name="P113">0.3 GitHub</text:p>
      <text:p text:style-name="P113">0.4 Funcionamento do controle de versão</text:p>
      <text:p text:style-name="P113">0.5 Fork</text:p>
      <text:p text:style-name="P113">0.6 Clone</text:p>
      <text:p text:style-name="P113">0.7 Add e Commit</text:p>
      <text:p text:style-name="P113">0.8 Push</text:p>
      <text:p text:style-name="P113">0.9 Pull</text:p>
      <text:p text:style-name="P113">0.10 Controle de versão no RStudio</text:p>
      <text:p text:style-name="P113"/>
      <text:p text:style-name="P117">1 Linguagem R, aplicações e material <text:span text:style-name="T9">(segunda)</text:span></text:p>
      <text:p text:style-name="P113">1.1 Linguagem R</text:p>
      <text:p text:style-name="P113">1.2 Linguagem R vs software RStudio</text:p>
      <text:p text:style-name="P113">1.3 Aplicações da linguagem R</text:p>
      <text:p text:style-name="P113">1.4 Apostilas, sites e livros</text:p>
      <text:p text:style-name="P113"/>
      <text:p text:style-name="P120"><text:span text:style-name="T90">2 F</text:span><text:bookmark-start text:name="__DdeLink__95_1394015873"/><text:span text:style-name="T90">uncionamento da linguagem R</text:span><text:bookmark-end text:name="__DdeLink__95_1394015873"/><text:span text:style-name="T90"> </text:span><text:span text:style-name="T26">(segunda)</text:span></text:p>
      <text:p text:style-name="P113">2.1 RStudio</text:p>
      <text:p text:style-name="P113">2.2 Editor/Roteiro (<text:span text:style-name="T8">script</text:span>)</text:p>
      <text:p text:style-name="P113">2.3 Comentários (#)</text:p>
      <text:p text:style-name="P113">2.4 Atribuição(<text:span text:style-name="T87">&lt;-</text:span>)</text:p>
      <text:p text:style-name="P132">2.<text:span text:style-name="T258">5</text:span> <text:span text:style-name="T259">Objetos</text:span></text:p>
      <text:p text:style-name="P133">2.<text:span text:style-name="T272">6</text:span> Funções</text:p>
      <text:p text:style-name="P133">2.<text:span text:style-name="T272">7</text:span> Ajuda (<text:span text:style-name="T8">help</text:span>)</text:p>
      <text:p text:style-name="P113">2.<text:span text:style-name="T272">8</text:span> Pacotes</text:p>
      <text:p text:style-name="P113">2.<text:span text:style-name="T272">9</text:span> Ambiente (<text:span text:style-name="T8">environment/workspace</text:span>)</text:p>
      <text:p text:style-name="P113">2.<text:span text:style-name="T260">10</text:span> Citações</text:p>
      <text:p text:style-name="P115">2.1<text:span text:style-name="T260">1</text:span> Principais erros</text:p>
      <text:p text:style-name="P113"/>
      <text:p text:style-name="P121"><text:span text:style-name="T90">3 Estrutura e manejo de dados </text:span><text:span text:style-name="T112">na linguagem R </text:span><text:span text:style-name="T26">(segunda)</text:span></text:p>
      <text:p text:style-name="P113">3.1 Atributos dos objetos</text:p>
      <text:p text:style-name="P113">3.2 Modos dos objetos (numeric, character e logical)</text:p>
      <text:p text:style-name="P113">3.3 Estrutura dos objetos (vector, factor, matrix, data frame e list)</text:p>
      <text:p text:style-name="P113">3.4 Manejo de dados unidimensionais</text:p>
      <text:p text:style-name="P113">3.5 Manejo de dados bidimensionais</text:p>
      <text:p text:style-name="P113">3.6 Valores faltantes e especiais</text:p>
      <text:p text:style-name="P113">3.7 Diretório de trabalho</text:p>
      <text:p text:style-name="P113">3.8 Importar dados</text:p>
      <text:p text:style-name="P113">3.9 Conferir e manejar dados importados</text:p>
      <text:p text:style-name="P113">3.10 Exportar dados</text:p>
      <text:p text:style-name="P113"/>
      <text:p text:style-name="P122"><text:span text:style-name="T90">4 Introdução ao </text:span><text:span text:style-name="T25">tidyverse </text:span><text:span text:style-name="T26">(segunda)</text:span></text:p>
      <text:p text:style-name="P113"><text:soft-page-break/>4.1 tidyverse</text:p>
      <text:p text:style-name="P113">4.2 readr</text:p>
      <text:p text:style-name="P113">4.3 readxl</text:p>
      <text:p text:style-name="P113">4.4 tibble</text:p>
      <text:p text:style-name="P113">4.5 magrittr (<text:span text:style-name="T8">pipe - %&gt;%</text:span>)</text:p>
      <text:p text:style-name="P113">4.6 dplyr</text:p>
      <text:p text:style-name="P113">4.7 tidyr</text:p>
      <text:p text:style-name="P113">4.8 stringr</text:p>
      <text:p text:style-name="P113">4.9 forcats</text:p>
      <text:p text:style-name="P113">4.10 purrr</text:p>
      <text:p text:style-name="P113"/>
      <text:p text:style-name="P119">5 Visualização de dados <text:span text:style-name="T9">(segunda)</text:span></text:p>
      <text:p text:style-name="P113">5.1 Tipos de dados (variáveis = colunas)</text:p>
      <text:p text:style-name="P113">5.2 Principais tipos de gráficos</text:p>
      <text:p text:style-name="P113">5.3 Gráficos no R (pacotes graphics, ggplot2 e ggpubr)</text:p>
      <text:p text:style-name="P113">5.4 Histograma (histogram)</text:p>
      <text:p text:style-name="P113">5.5 Gráfico de setores (pie chart e d<text:span text:style-name="T263">o</text:span>nut plot)</text:p>
      <text:p text:style-name="P113">5.6 Gráfico de barras (bar plot)</text:p>
      <text:p text:style-name="P113">5.7 Gráfico de caixa (box plot e violin plot)</text:p>
      <text:p text:style-name="P113">5.8 Gráfico de dispersão (scatter plot)</text:p>
      <text:p text:style-name="P113">5.9 Gráfico pareado (pairs plot)</text:p>
      <text:p text:style-name="P113"/>
      <text:p text:style-name="P123">6 <text:span text:style-name="T100">Estrutura e </text:span><text:span text:style-name="T126">fonte de </text:span><text:span text:style-name="T100">dados </text:span><text:span text:style-name="T128">geo</text:span><text:span text:style-name="T94">espaciais </text:span><text:span text:style-name="T26">(</text:span><text:span text:style-name="T27">terça</text:span><text:span text:style-name="T26">)</text:span></text:p>
      <text:p text:style-name="P83"><text:span text:style-name="T34">6.1</text:span> Geoprocessamento <text:span text:style-name="T36">(cartografia, GPS, sensoriamento remoto e SIG)</text:span></text:p>
      <text:p text:style-name="P31">6.2 Cartografia <text:span text:style-name="T35">(escala, sistemas de coordenadas e Datum)</text:span></text:p>
      <text:p text:style-name="P32">6.3 GPS <text:span text:style-name="T37">(Global Positioning System)</text:span></text:p>
      <text:p text:style-name="P33">6.4 Sensoriamento Remoto <text:span text:style-name="T79">(bandas, satélites, resoluções e aplicações)</text:span></text:p>
      <text:p text:style-name="P34"><text:span text:style-name="T34">6.5</text:span> Sistemas de Informações Geográfica<text:span text:style-name="T75">s</text:span> (SIG)</text:p>
      <text:p text:style-name="P35"><text:span text:style-name="T34">6.6</text:span> <text:span text:style-name="T40">D</text:span>ados espaciais <text:span text:style-name="T88">(vetor e raster)</text:span></text:p>
      <text:p text:style-name="P34"><text:span text:style-name="T34">6.7</text:span> Dados vetoriais (ponto, linha e polígono)</text:p>
      <text:p text:style-name="P74">6.<text:span text:style-name="T261">8</text:span> Tabela de atributos</text:p>
      <text:p text:style-name="P34"><text:span text:style-name="T34">6.9</text:span> Formato de arquivos vetoriais (shapefile - .<text:span text:style-name="T76">dbf, .prj, .shx, .shp</text:span>)</text:p>
      <text:p text:style-name="P34"><text:span text:style-name="T34">6.10</text:span> Dados matriciais (<text:span text:style-name="T41">gride ou </text:span><text:span text:style-name="T8">raster</text:span>)</text:p>
      <text:p text:style-name="P34"><text:span text:style-name="T34">6.11</text:span> Formatos de arquivos matriciais (.tif <text:span text:style-name="T269">e .bil</text:span>)</text:p>
      <text:p text:style-name="P34"><text:span text:style-name="T34">6.12</text:span> Banco de dados <text:span text:style-name="T262">geo</text:span>espaciais (<text:span text:style-name="T8">geopackage - .</text:span><text:span text:style-name="T16">gpkg</text:span>)</text:p>
      <text:p text:style-name="P36"><text:span text:style-name="T34">6.13 </text:span>Repositórios de dados <text:span text:style-name="T262">geo</text:span>espaciais</text:p>
      <text:p text:style-name="P107"/>
      <text:p text:style-name="P124"><text:span text:style-name="T248">7</text:span> <text:span text:style-name="T249">Introdução e funcionamento do software QGIS </text:span><text:span text:style-name="T20">(</text:span><text:span text:style-name="T21">terça - quarta</text:span><text:span text:style-name="T20">)</text:span></text:p>
      <text:p text:style-name="P84">7.1 Interface do QGIS</text:p>
      <text:p text:style-name="P49">7.2 Plugins (complementos)</text:p>
      <text:p text:style-name="P49">7.3 Caixa de ferramentas</text:p>
      <text:p text:style-name="P49">7.4 Projeto no QGIS</text:p>
      <text:p text:style-name="P49">7.5 Adicionar dados vetoriais preexistentes</text:p>
      <text:p text:style-name="P49">7.6 Propriedades de dados vetoriais</text:p>
      <text:p text:style-name="P49">7.7 Tabela de atributos</text:p>
      <text:p text:style-name="P49">7.8 Tabela de atributos - cálculos</text:p>
      <text:p text:style-name="P49">7.9 Geoprocessamento de dados vetoriais</text:p>
      <text:p text:style-name="P49"><text:soft-page-break/>7.10 Criação de dados vetoriais</text:p>
      <text:p text:style-name="P49">7.11 Edição de dados vetoriais</text:p>
      <text:p text:style-name="P49">7.12 Fotointerpretação de imagens</text:p>
      <text:p text:style-name="P49">7.13 Verificação geométrica e ajuste topológico</text:p>
      <text:p text:style-name="P49">7.14 Reprojetar e exportar dados vetoriais</text:p>
      <text:p text:style-name="P49">7.15 Adicionar dados matriciais preexistentes</text:p>
      <text:p text:style-name="P49">7.16 Propriedades de dados matriciais</text:p>
      <text:p text:style-name="P50">7.1<text:span text:style-name="T271">7</text:span> Mosaico <text:span text:style-name="T270">(unir raster)</text:span></text:p>
      <text:p text:style-name="P49">7.1<text:span text:style-name="T271">8</text:span> Recorte (extração de máscara)</text:p>
      <text:p text:style-name="P49">7.19 Alinhar raster</text:p>
      <text:p text:style-name="P49">7.20 Topografia</text:p>
      <text:p text:style-name="P49">7.2<text:span text:style-name="T271">1</text:span> Conversão de dados vetoriais e dados matriciais</text:p>
      <text:p text:style-name="P51">7.2<text:span text:style-name="T271">2</text:span> Calculadora raster</text:p>
      <text:p text:style-name="P49">7.23 Reprojetar e exportar dados matriciais</text:p>
      <text:p text:style-name="P49">7.24 Elaboração de mapa temáticos</text:p>
      <text:p text:style-name="P48"/>
      <text:p text:style-name="P125"><text:span text:style-name="T250">8</text:span> <text:span text:style-name="T100">Estrutura e manejo de dados </text:span><text:span text:style-name="T130">geo</text:span><text:span text:style-name="T94">espaciais </text:span><text:span text:style-name="T127">na linguagem R </text:span><text:span text:style-name="T26">(</text:span><text:span text:style-name="T28">quinta-</text:span><text:span text:style-name="T29">sexta</text:span><text:span text:style-name="T26">)</text:span></text:p>
      <text:p text:style-name="P128">8.1 <text:span text:style-name="T84">Material e p</text:span>acotes para análise de dados <text:span text:style-name="T264">geo</text:span>espacias</text:p>
      <text:p text:style-name="P108"><text:span text:style-name="T50">8</text:span><text:span text:style-name="T51">.</text:span><text:span text:style-name="T52">2</text:span><text:span text:style-name="T51"> Vetor: pacote </text:span><text:span text:style-name="T53">sp e </text:span><text:span text:style-name="T51">sf</text:span></text:p>
      <text:p text:style-name="P37"><text:span text:style-name="T251">8.3 </text:span><text:span text:style-name="T152">I</text:span><text:span text:style-name="T153">mportar</text:span><text:span text:style-name="T252"> d</text:span><text:span text:style-name="T154">ados vetoriais</text:span></text:p>
      <text:p text:style-name="P38"><text:span text:style-name="T155">8</text:span><text:span text:style-name="T156">.</text:span><text:span text:style-name="T157">4</text:span><text:span text:style-name="T156"> </text:span><text:span text:style-name="T152">T</text:span><text:span text:style-name="T158">ipos de</text:span><text:span text:style-name="T152"> d</text:span><text:span text:style-name="T154">ados vetoriais</text:span></text:p>
      <text:p text:style-name="P39"><text:span text:style-name="T159">8</text:span><text:span text:style-name="T160">.</text:span><text:span text:style-name="T161">5</text:span><text:span text:style-name="T160"> </text:span><text:span text:style-name="T162">Estrutura</text:span><text:span text:style-name="T163"> de dados vetoriais</text:span></text:p>
      <text:p text:style-name="P52"><text:span text:style-name="T154">8.</text:span><text:span text:style-name="T164">6</text:span><text:span text:style-name="T151"> Visualizar dados vetoriais (</text:span><text:span text:style-name="T146">graphics</text:span><text:span text:style-name="T131">,</text:span><text:span text:style-name="T146"> </text:span><text:span text:style-name="T147">ggplot </text:span><text:span text:style-name="T132">e</text:span><text:span text:style-name="T147"> tmap</text:span><text:span text:style-name="T132">)</text:span></text:p>
      <text:p text:style-name="P54"><text:span text:style-name="T133">8.</text:span><text:span text:style-name="T134">7</text:span><text:span text:style-name="T135"> </text:span><text:span text:style-name="T132">P</text:span><text:span text:style-name="T131">rojeção de dados vetoriais</text:span></text:p>
      <text:p text:style-name="P90">8.8 Tabela de atributos</text:p>
      <text:p text:style-name="P91">8.9 Operações de atributos de dados vetoriais</text:p>
      <text:p text:style-name="P92">8.10 Operações geométricas de dados vetoriais</text:p>
      <text:p text:style-name="P93"><text:span text:style-name="T165">8.</text:span><text:span text:style-name="T166">11</text:span><text:span text:style-name="T165"> O</text:span><text:span text:style-name="T167">pera</text:span><text:span text:style-name="T165">ções </text:span><text:span text:style-name="T168">espaciais </text:span><text:span text:style-name="T165">de dados vetoriais</text:span></text:p>
      <text:p text:style-name="P109"><text:span text:style-name="T54">8</text:span><text:span text:style-name="T51">.</text:span><text:span text:style-name="T55">1</text:span><text:span text:style-name="T56">2</text:span><text:span text:style-name="T51"> Raster: pacote</text:span><text:span text:style-name="T57">s</text:span><text:span text:style-name="T51"> raster </text:span><text:span text:style-name="T58">e rgdal</text:span></text:p>
      <text:p text:style-name="P40"><text:span text:style-name="T251">8.13 </text:span><text:span text:style-name="T152">I</text:span><text:span text:style-name="T153">mportar</text:span><text:span text:style-name="T252"> d</text:span><text:span text:style-name="T154">ados </text:span><text:span text:style-name="T136">matriciais</text:span></text:p>
      <text:p text:style-name="P41"><text:span text:style-name="T155">8</text:span><text:span text:style-name="T156">.</text:span><text:span text:style-name="T169">1</text:span><text:span text:style-name="T170">4</text:span><text:span text:style-name="T156"> </text:span><text:span text:style-name="T152">T</text:span><text:span text:style-name="T158">ipos de</text:span><text:span text:style-name="T152"> d</text:span><text:span text:style-name="T154">ados </text:span><text:span text:style-name="T136">matriciais</text:span></text:p>
      <text:p text:style-name="P42"><text:span text:style-name="T159">8</text:span><text:span text:style-name="T160">.</text:span><text:span text:style-name="T169">1</text:span><text:span text:style-name="T170">5</text:span><text:span text:style-name="T160"> </text:span><text:span text:style-name="T162">Estrutura</text:span><text:span text:style-name="T163"> de dados </text:span><text:span text:style-name="T136">matriciais</text:span></text:p>
      <text:p text:style-name="P53"><text:span text:style-name="T154">8.</text:span><text:span text:style-name="T169">1</text:span><text:span text:style-name="T170">6</text:span><text:span text:style-name="T151"> Visualizar dados </text:span><text:span text:style-name="T136">matriciais</text:span><text:span text:style-name="T151"> (</text:span><text:span text:style-name="T146">graphics</text:span><text:span text:style-name="T131">,</text:span><text:span text:style-name="T146"> </text:span><text:span text:style-name="T147">ggplot </text:span><text:span text:style-name="T132">e</text:span><text:span text:style-name="T147"> tmap</text:span><text:span text:style-name="T132">)</text:span></text:p>
      <text:p text:style-name="P55"><text:span text:style-name="T133">8.</text:span><text:span text:style-name="T137">1</text:span><text:span text:style-name="T138">7</text:span><text:span text:style-name="T135"> </text:span><text:span text:style-name="T132">P</text:span><text:span text:style-name="T131">rojeção de dados </text:span><text:span text:style-name="T136">matriciais</text:span></text:p>
      <text:p text:style-name="P43"><text:span text:style-name="T133">8.</text:span><text:span text:style-name="T137">1</text:span><text:span text:style-name="T138">8</text:span><text:span text:style-name="T135"> </text:span><text:span text:style-name="T132">M</text:span><text:span text:style-name="T139">anipulando</text:span><text:span text:style-name="T140"> dados </text:span><text:span text:style-name="T136">matriciais</text:span></text:p>
      <text:p text:style-name="P94"><text:span text:style-name="T140">8.</text:span><text:span text:style-name="T141">1</text:span><text:span text:style-name="T138">9</text:span><text:span text:style-name="T140"> O</text:span><text:span text:style-name="T142">peração</text:span><text:span text:style-name="T140"> </text:span><text:span text:style-name="T143">g</text:span><text:span text:style-name="T144">eométricas</text:span><text:span text:style-name="T143"> </text:span><text:span text:style-name="T140">de dados </text:span><text:span text:style-name="T136">matriciais</text:span></text:p>
      <text:p text:style-name="P95"><text:span text:style-name="T140">8.</text:span><text:span text:style-name="T138">20</text:span><text:span text:style-name="T140"> O</text:span><text:span text:style-name="T142">peração</text:span><text:span text:style-name="T140"> </text:span><text:span text:style-name="T143">espaciais </text:span><text:span text:style-name="T140">de dados </text:span><text:span text:style-name="T136">matriciais</text:span></text:p>
      <text:p text:style-name="P129"><text:span text:style-name="T80">8</text:span>.<text:span text:style-name="T89">21</text:span> Vetor para raster: pacote fasterize</text:p>
      <text:p text:style-name="P130"><text:span text:style-name="T34">8.22</text:span> Elaboração de mapa<text:span text:style-name="T77">s </text:span><text:span text:style-name="T171">(</text:span><text:span text:style-name="T147">ggplot </text:span><text:span text:style-name="T171">e</text:span><text:span text:style-name="T147"> tmap</text:span><text:span text:style-name="T171">)</text:span></text:p>
      <text:p text:style-name="P110"><text:span text:style-name="T59">8</text:span><text:span text:style-name="T60">.</text:span><text:span text:style-name="T61">2</text:span><text:span text:style-name="T56">3</text:span><text:span text:style-name="T60"> </text:span><text:span text:style-name="T145">A</text:span><text:span text:style-name="T60">utomação de processamento</text:span><text:span text:style-name="T62">s</text:span></text:p>
      <text:p text:style-name="P104"/>
      <text:p text:style-name="P126">Referência<text:span text:style-name="T253">s</text:span></text:p>
      <text:h text:style-name="P85" text:outline-level="1">Adler J. 2012. <text:span text:style-name="T8">R in a Nutshell: A Desktop Quick Reference</text:span>. 2 ed. O'Reilly Media.</text:h>
      <text:p text:style-name="P82"><text:span text:style-name="T208">atlan. 2019. </text:span><text:span text:style-name="T210">Introduction to GIS: Manipulating and Mapping Geospatial Data in R</text:span><text:span text:style-name="T217">.</text:span><text:span text:style-name="T208"> [</text:span><text:a xlink:type="simple" xlink:href="https://cdn2.hubspot.net/hubfs/2287011/Atlan%20GIS%20Course/All%20lessons.pdf" text:style-name="Internet_20_link" text:visited-style-name="Visited_20_Internet_20_Link"><text:span text:style-name="T244">https://cdn2.hubspot.net/hubfs/2287011/Atlan%20GIS%20Course/All%20lessons.pdf</text:span></text:a><text:span text:style-name="T208">]</text:span></text:p>
      <text:p text:style-name="P56"><text:soft-page-break/>Bivand RS, Pebesma E, Gómez-Rubio V. 2013. <text:span text:style-name="T8">Applied Spatial Data Analysis with R</text:span>, <text:span text:style-name="T81">2 ed</text:span>. Springer.</text:p>
      <text:p text:style-name="P57">Bossle RC. <text:span text:style-name="T32">2017. </text:span><text:span text:style-name="T8">QGIS e </text:span><text:span text:style-name="T14">g</text:span><text:span text:style-name="T8">eoprocessamento na </text:span><text:span text:style-name="T14">p</text:span><text:span text:style-name="T8">rática</text:span>. <text:span text:style-name="T32">Segunda edição. Íthala.</text:span></text:p>
      <text:p text:style-name="P57">Bossle RC. <text:span text:style-name="T31">2016. </text:span><text:span text:style-name="T8">QGIS do ABC ao XYZ</text:span>. <text:span text:style-name="T31">Íthala.</text:span></text:p>
      <text:p text:style-name="P57"><text:span text:style-name="T33">Brunsdon C, Comber L. 2015.</text:span> <text:span text:style-name="T8">An introduction to R for spatial analysis &amp; mapping</text:span>. SAGE Publications.</text:p>
      <text:h text:style-name="P87" text:outline-level="1"><text:span text:style-name="T48">Chang W. 2013. </text:span>R Graphics Cookbook: Practical Recipes for Visualizing Data<text:span text:style-name="T43">. </text:span><text:span text:style-name="T48">2 ed. O'Reilly Media</text:span><text:span text:style-name="T254">.</text:span></text:h>
      <text:h text:style-name="P7" text:outline-level="1"><text:span text:style-name="T48">Cotton R. 2013. </text:span><text:span text:style-name="T8">Learning R: A Step-by-Step Function Guide to Data Analysis</text:span>. O'Reilly Media.</text:h>
      <text:p text:style-name="P78">Davies TM. 2016. <text:span text:style-name="T8">The Book of R: A First Course in Programming and Statistics</text:span>. No Starch Press.</text:p>
      <text:p text:style-name="P79">Engel C. 2019. <text:span text:style-name="T8">R for Geospatial Analysis and Mapping</text:span>. The Geographic Information Science &amp; Technology Body of Knowledge (1st Quarter 2019 Edition), John P. Wilson (Ed.). DOI:10.22224/gistbok/2019.1.3.</text:p>
      <text:h text:style-name="P6" text:outline-level="1"><text:span text:style-name="T175">E</text:span><text:span text:style-name="T176">n</text:span><text:span text:style-name="T175">gel C. 2019. </text:span><text:span text:style-name="T186">Introduction to R</text:span><text:span text:style-name="T177">. </text:span><text:span text:style-name="T175">[</text:span><text:a xlink:type="simple" xlink:href="https://cengel.github.io/R-intro/" text:style-name="Internet_20_link" text:visited-style-name="Visited_20_Internet_20_Link"><text:span text:style-name="T242">https://cengel.github.io/R-intro/</text:span></text:a><text:span text:style-name="T175">]</text:span></text:h>
      <text:h text:style-name="P4" text:outline-level="1"><text:span text:style-name="T240">Engel C. 2019. </text:span><text:span text:style-name="T241">Using Spatial Data with R</text:span><text:span text:style-name="T240">. [</text:span><text:a xlink:type="simple" xlink:href="https://cengel.github.io/R-spatial/" text:style-name="Internet_20_link" text:visited-style-name="Visited_20_Internet_20_Link"><text:span text:style-name="T256">https://cengel.github.io/R-spatial/</text:span></text:a><text:span text:style-name="T240">]</text:span></text:h>
      <text:p text:style-name="P76">Farley SS, Dawson A, Goring SJ, Williams JW. <text:span text:style-name="T268">2018. </text:span>Situating ecology as a big-data science: Current advances, challenges, and solutions. <text:span text:style-name="T8">BioScience</text:span>. 68(8):563-<text:span text:style-name="T267">5</text:span>76.</text:p>
      <text:p text:style-name="P64">Fitz PR. 2008. <text:span text:style-name="T8">Geoprocessamento sem complicação</text:span>. <text:span text:style-name="T69">Oficina de Textos. </text:span></text:p>
      <text:p text:style-name="P62">Fletcher R, MJ Fortin. 2019. <text:span text:style-name="T8">Spatial Ecology and Conservation Modeling: </text:span><text:span text:style-name="T15">a</text:span><text:span text:style-name="T8">pplications with R</text:span>. Springer.</text:p>
      <text:p text:style-name="P63">Hampton SE, Strasser CA, Tewksbury JJ, Gram WK, Budden AE, Batcheller AL, Duke CS, Porter JH. 2013. Big data and the future of ecology. <text:span text:style-name="T8">Frontiers in Ecology and the Environment</text:span>. 11(3):156-<text:span text:style-name="T266">1</text:span>62.</text:p>
      <text:p text:style-name="P77"><text:span text:style-name="T178">Hastle T, Tibshirani R, Friedman J. 2016. </text:span><text:bookmark text:name="title"/><text:bookmark text:name="productTitle"/><text:span text:style-name="T186">The Elements of Statistical Learning: Data Mining, Inference, and Prediction</text:span><text:span text:style-name="T178">. 2 ed. Springer. [</text:span><text:a xlink:type="simple" xlink:href="https://web.stanford.edu/~hastie/ElemStatLearn/" text:style-name="Internet_20_link" text:visited-style-name="Visited_20_Internet_20_Link">https://web.stanford.edu/~hastie/ElemStatLearn/</text:a><text:span text:style-name="T198"> </text:span><text:span text:style-name="T178">] . </text:span></text:p>
      <text:p text:style-name="P80">Healy <text:span text:style-name="T82">K. 2019. </text:span><text:span text:style-name="T8">Data Visualization: </text:span><text:span text:style-name="T17">a practical introduction</text:span><text:span text:style-name="T82">. </text:span>Princeton University Press.</text:p>
      <text:p text:style-name="P75"><text:span text:style-name="T173">Hijmans, R. 201</text:span><text:span text:style-name="T226">9</text:span><text:span text:style-name="T173">. </text:span><text:span text:style-name="T209">Spatial Data Analysis and Modeling with R</text:span><text:span text:style-name="T173">. </text:span><text:span text:style-name="T227">[</text:span><text:a xlink:type="simple" xlink:href="http://rspatial.org/" text:style-name="Internet_20_link" text:visited-style-name="Visited_20_Internet_20_Link"><text:span text:style-name="T173">http://rspatial.org</text:span></text:a><text:span text:style-name="T227">]</text:span></text:p>
      <text:p text:style-name="P81"><text:span text:style-name="T83">Horning N, Robinson JA, Sterling EJ, Turner W, Spector S. 2010. </text:span><text:span text:style-name="T18">Remote Sensing for Ecology and Conservation: A Handbook of Techniques</text:span><text:span text:style-name="T83">. Oxford University Press.</text:span></text:p>
      <text:h text:style-name="P86" text:outline-level="1"><text:span text:style-name="T220">James G, Witten D, Hastie T, Tibshirani R. 2013. </text:span><text:span text:style-name="T213">An Introduction to Statistical Learning: with Applications in R. </text:span><text:span text:style-name="T220">2.ed. Springer. </text:span><text:span text:style-name="T221">[</text:span><text:a xlink:type="simple" xlink:href="http://faculty.marshall.usc.edu/gareth-james/ISL/" text:style-name="Internet_20_link" text:visited-style-name="Visited_20_Internet_20_Link"><text:span text:style-name="T245">http://faculty.marshall.usc.edu/gareth-james/ISL/</text:span></text:a><text:span text:style-name="T221">]</text:span></text:h>
      <text:p text:style-name="P46">Kabacoff <text:span text:style-name="T254">RI. 2015.</text:span> <text:span text:style-name="T8">R in Action: Data analysis and graphics with R</text:span>. 2.ed. <text:span text:style-name="T254">Manning</text:span>.</text:p>
      <text:p text:style-name="P47"><text:span text:style-name="T265">Kwok, R. 2018. </text:span>Ecology’s remote-sensing revolution. <text:span text:style-name="T24">Nature</text:span><text:span text:style-name="T265">, 556:137–138.</text:span></text:p>
      <text:h text:style-name="P88" text:outline-level="1"><text:span text:style-name="T48">Lander JP. 2017. </text:span><text:span text:style-name="T8">R for Everyone: Advanced Analytics and Graphics</text:span><text:span text:style-name="T43">. Addison-Wesley Professional.</text:span></text:h>
      <text:p text:style-name="P67"><text:span text:style-name="T66">L</text:span>ang S, Blaschke T. 2009. <text:span text:style-name="T8">Análise da Paisagem com SIG</text:span>. Oficina de <text:span text:style-name="T68">T</text:span>extos.</text:p>
      <text:p text:style-name="P68">Lepaine M, Usery EL. 2017. <text:span text:style-name="T8">Choosing a Map Projection</text:span>. Springer.</text:p>
      <text:p text:style-name="P29"><text:span text:style-name="T189">L</text:span><text:span text:style-name="T190">ovelace </text:span><text:span text:style-name="T189">R</text:span><text:span text:style-name="T190">, Nowosad </text:span><text:span text:style-name="T189">J</text:span><text:span text:style-name="T190">, Muenchow, </text:span><text:span text:style-name="T189">J</text:span><text:span text:style-name="T190">. </text:span><text:span text:style-name="T191">2019</text:span><text:span text:style-name="T190">. </text:span><text:span text:style-name="T186">Geocomputation with R</text:span><text:span text:style-name="T190">. Chapman and Hall/CRC. </text:span><text:span text:style-name="T192">[</text:span><text:a xlink:type="simple" xlink:href="https://geocompr.robinlovelace.net/" text:style-name="Internet_20_link" text:visited-style-name="Visited_20_Internet_20_Link"><text:span text:style-name="T243">https://geocompr.robinlovelace.net/</text:span></text:a><text:span text:style-name="T192">]</text:span></text:p>
      <text:p text:style-name="P19"><text:span text:style-name="T216">Minas Gerais - Secretaria de Estado de Meio Ambiente e Desenvolvimento Sustentável. 2019. </text:span><text:span text:style-name="T209">Práticas de geoprocessamento em QGIS</text:span><text:span text:style-name="T216">. 2 ed. Belo Horizonte: Semad. </text:span><text:span text:style-name="T218">[</text:span><text:a xlink:type="simple" xlink:href="http://www.meioambiente.mg.gov.br/images/stories/2019/GESTAO_AMBIENTAL/IDE/APOSTILA_QGIS_3.4_DGTA-SEMAD-190619.pdf" text:style-name="Internet_20_link" text:visited-style-name="Visited_20_Internet_20_Link"><text:span text:style-name="T244">http://www.meioambiente.mg.gov.br/images/stories/2019/GESTAO_AMBIENTAL/IDE/APOSTILA_QGIS_3.4_DGTA-SEMAD-190619.pdf</text:span></text:a><text:span text:style-name="T218">]</text:span></text:p>
      <text:p text:style-name="P23"><text:span text:style-name="T173">Mas J, Horta MB, Vasconcelos RN, Cambui ECB. 2019. </text:span><text:span text:style-name="T209">Análise espacial com R</text:span><text:span text:style-name="T173">. UEFS Editora. </text:span><text:span text:style-name="T228">[</text:span><text:a xlink:type="simple" xlink:href="https://bit.ly/2KpSI7C" text:style-name="Internet_20_link" text:visited-style-name="Visited_20_Internet_20_Link"><text:span text:style-name="T244">https://bit.ly/2KpSI7C</text:span></text:a><text:span text:style-name="T228">]</text:span></text:p>
      <text:h text:style-name="P8" text:outline-level="1"><text:bookmark text:name="productTitle1"/><text:bookmark text:name="title1"/><text:soft-page-break/><text:span text:style-name="T48">Matloff N. 2011. </text:span><text:span text:style-name="T8">The Art of R Programming: A Tour of Statistical Software Design</text:span><text:span text:style-name="T43">. No Starch Press.</text:span></text:h>
      <text:p text:style-name="P30"><text:span text:style-name="T177">Oliveira PF, Guerra S, Mcdonnell, R. </text:span><text:span text:style-name="T182">2018</text:span><text:span text:style-name="T177">. </text:span><text:span text:style-name="T186">Ciência de </text:span><text:span text:style-name="T188">d</text:span><text:span text:style-name="T186">ados com R – Introdução</text:span><text:span text:style-name="T177">. IBPAD. </text:span><text:span text:style-name="T182">[</text:span><text:a xlink:type="simple" xlink:href="https://cdr.ibpad.com.br/" text:style-name="Internet_20_link" text:visited-style-name="Visited_20_Internet_20_Link"><text:span text:style-name="T242">https://cdr.ibpad.com.br/</text:span></text:a><text:span text:style-name="T182">]</text:span></text:p>
      <text:p text:style-name="P44"><text:span text:style-name="T249">Pebesma, E. 2018. Simple Features for R: Standardized Support for Spatial Vector Data. </text:span><text:span text:style-name="T22">The R Journal</text:span><text:span text:style-name="T45">,</text:span><text:span text:style-name="T249"> 10(1):439–446.</text:span></text:p>
      <text:p text:style-name="P28"><text:span text:style-name="Emphasis"><text:span text:style-name="T195">Pebesma E, Bivand R. </text:span></text:span><text:span text:style-name="Emphasis"><text:span text:style-name="T196">2019. </text:span></text:span><text:span text:style-name="Emphasis"><text:span text:style-name="T197">Spatial Data Science</text:span></text:span><text:span text:style-name="Emphasis"><text:span text:style-name="T195">. </text:span></text:span><text:span text:style-name="Emphasis"><text:span text:style-name="T196">[</text:span></text:span><text:a xlink:type="simple" xlink:href="https://keen-swartz-3146c4.netlify.com/" text:style-name="Internet_20_link" text:visited-style-name="Visited_20_Internet_20_Link"><text:span text:style-name="Emphasis"><text:span text:style-name="T174">https://keen-swartz-3146c4.netlify.com/</text:span></text:span></text:a><text:span text:style-name="Emphasis"><text:span text:style-name="T196">]</text:span></text:span></text:p>
      <text:p text:style-name="P22"><text:span text:style-name="T204">QGIS Project. </text:span><text:span text:style-name="T205">2019. </text:span><text:span text:style-name="T215">QGIS Training Manual. </text:span><text:span text:style-name="T205">Release 3.4. </text:span><text:span text:style-name="T206">[</text:span><text:a xlink:type="simple" xlink:href="https://docs.qgis.org/3.4/pdf/pt_BR/QGIS-3.4-QGISTrainingManual-pt_BR.pdf" text:style-name="Internet_20_link" text:visited-style-name="Visited_20_Internet_20_Link"><text:span text:style-name="T246">https://docs.qgis.org/3.4/pdf/pt_BR/QGIS-3.4-QGISTrainingManual-pt_BR.pdf</text:span></text:a><text:span text:style-name="T206">]</text:span></text:p>
      <text:p text:style-name="P15"><text:span text:style-name="T229">QGIS Project. </text:span><text:span text:style-name="T230">2019. </text:span><text:span text:style-name="T212">QGIS User Guide. </text:span><text:span text:style-name="T230">Release 3.4. </text:span><text:span text:style-name="T231">[</text:span><text:a xlink:type="simple" xlink:href="https://docs.qgis.org/3.4/pdf/pt_BR/QGIS-3.4-UserGuide-pt_BR.pdf" text:style-name="Internet_20_link" text:visited-style-name="Visited_20_Internet_20_Link"><text:span text:style-name="T244">https://docs.qgis.org/3.4/pdf/pt_BR/QGIS-3.4-UserGuide-pt_BR.pdf</text:span></text:a><text:span text:style-name="T231">]</text:span></text:p>
      <text:p text:style-name="P27"><text:span text:style-name="T177">R Core Team. 2019. </text:span><text:span text:style-name="T186">R: A language and environment for statistical computing. R Foundation for Statistical Computing</text:span><text:span text:style-name="T177">, Vienna, Austria. [</text:span><text:a xlink:type="simple" xlink:href="https://www.r-project.org/" text:style-name="Internet_20_link" text:visited-style-name="Visited_20_Internet_20_Link"><text:span text:style-name="T174">https://www.r-project.org/</text:span></text:a><text:span text:style-name="T177">]</text:span></text:p>
      <text:h text:style-name="P89" text:outline-level="1"><text:span text:style-name="T222">Teetor P. 2011. </text:span><text:span text:style-name="T213">R Cookbook. </text:span><text:span text:style-name="T202">O'Reilly Media</text:span><text:span text:style-name="T213">.</text:span><text:span text:style-name="T220"> </text:span><text:span text:style-name="T223">[</text:span><text:a xlink:type="simple" xlink:href="http://www.cookbook-r.com/" text:style-name="Internet_20_link" text:visited-style-name="Visited_20_Internet_20_Link"><text:span text:style-name="T245">http://www.cookbook-r.com/</text:span></text:a><text:span text:style-name="T223">]</text:span></text:h>
      <text:p text:style-name="P69"><text:span text:style-name="T63">Xavier-da-</text:span>Silva J. 2009. O que é Geoprocessamento? <text:span text:style-name="T8">Revista do CREA-R</text:span><text:span text:style-name="T10">J</text:span><text:span text:style-name="T42"> </text:span><text:span text:style-name="T44">, 79:42</text:span><text:span text:style-name="T45">–</text:span><text:span text:style-name="T44">44.</text:span></text:p>
      <text:p text:style-name="P70"><text:span text:style-name="T46">Xavier-da-</text:span><text:span text:style-name="T44">Silva J, </text:span><text:span text:style-name="T47">Goes MHB, Marino TB. 2011. </text:span><text:span text:style-name="T44">Geoinclusão: um caminho do dado à informação. </text:span><text:span text:style-name="T10">Revista de Geografia do PPGEO da UFJF</text:span><text:span text:style-name="T44">, 1: 1</text:span><text:span text:style-name="T45">–</text:span><text:span text:style-name="T44">5.</text:span></text:p>
      <text:p text:style-name="P71"><text:span text:style-name="T63">Xavier-da-</text:span>Silva J., Zaidan <text:span text:style-name="T64">RT. 2012. </text:span><text:span text:style-name="T8">Geoprocessamento &amp; análise ambiental: aplicações</text:span>. Bertrand Brasil.</text:p>
      <text:p text:style-name="P16"><text:span text:style-name="T232">Xavier-da-</text:span><text:span text:style-name="T173">Silva J. </text:span><text:span text:style-name="T233">2016. </text:span><text:span text:style-name="T173">Geoprocessamento no Apoio à Decisão. </text:span><text:span text:style-name="Strong_20_Emphasis"><text:span text:style-name="T213">Revista Continentes</text:span></text:span><text:span text:style-name="T173">, 9:105</text:span><text:span text:style-name="T219">–</text:span><text:span text:style-name="T173">115.</text:span></text:p>
      <text:h text:style-name="P9" text:outline-level="1">Wegmann <text:span text:style-name="T38">M</text:span>, Leutner <text:span text:style-name="T39">B,</text:span> Dech <text:span text:style-name="T39">S</text:span>. <text:span text:style-name="T38">2016</text:span>. <text:span text:style-name="T8">Remote Sensing and GIS for Ecologists</text:span>. Pelagic Publishing. </text:h>
      <text:p text:style-name="P14"><text:span text:style-name="T173">Wickham </text:span><text:span text:style-name="T234">H,</text:span><text:span text:style-name="T173"> Grolemund, </text:span><text:span text:style-name="T234">G</text:span><text:span text:style-name="T173">. </text:span><text:span text:style-name="T235">2017</text:span><text:span text:style-name="T173">. </text:span><text:span text:style-name="T209">R for Data Science: Import, Tidy, Transform, Visualize, and Model Data</text:span><text:span text:style-name="T173">. O'Reilly Media. </text:span><text:span text:style-name="T236">[</text:span><text:a xlink:type="simple" xlink:href="https://r4ds.had.co.nz/" text:style-name="Internet_20_link" text:visited-style-name="Visited_20_Internet_20_Link"><text:span text:style-name="T244">https://r4ds.had.co.nz/</text:span></text:a><text:span text:style-name="T236">]</text:span></text:p>
      <text:p text:style-name="P20"><text:span text:style-name="T220">Wickham H. </text:span><text:span text:style-name="T222">2019. </text:span><text:span text:style-name="T213">Advanced R</text:span><text:span text:style-name="T220">. </text:span><text:span text:style-name="T222">2 ed. Chapman and Hall/CRC. </text:span><text:span text:style-name="T224">[</text:span><text:a xlink:type="simple" xlink:href="https://adv-r.hadley.nz/" text:style-name="Internet_20_link" text:visited-style-name="Visited_20_Internet_20_Link"><text:span text:style-name="T245">https://adv-r.hadley.nz/</text:span></text:a><text:span text:style-name="T224">]</text:span></text:p>
      <text:p text:style-name="P58"><text:bookmark text:name="title3"/><text:bookmark text:name="productTitle3"/><text:span text:style-name="T43">Wickham H. </text:span><text:span text:style-name="T48">2016. </text:span><text:span text:style-name="T8">ggplot2: Elegant Graphics for Data Analysis</text:span><text:span text:style-name="T43">. </text:span><text:span text:style-name="T49">2 ed. </text:span><text:span text:style-name="T43">Springer.</text:span></text:p>
      <text:p text:style-name="P24"><text:span text:style-name="T193">Wilk CO. 2019. </text:span><text:bookmark text:name="productTitle2"/><text:bookmark text:name="title2"/><text:span text:style-name="T185">Fundamentals of Data Visualization: A Primer on Making Informative and Compelling Figures</text:span><text:span text:style-name="T193">. O'Reilly Media. </text:span><text:span text:style-name="T194">[</text:span><text:a xlink:type="simple" xlink:href="https://serialmentor.com/dataviz/" text:style-name="Internet_20_link" text:visited-style-name="Visited_20_Internet_20_Link"><text:span text:style-name="T242">https://serialmentor.com/dataviz/</text:span></text:a><text:span text:style-name="T194">]</text:span></text:p>
      <text:p text:style-name="P59">Young <text:span text:style-name="T72">NE, </text:span>Anderson <text:span text:style-name="T73">RS, </text:span>Chignell <text:span text:style-name="T73">SM, </text:span>Vorster <text:span text:style-name="T73">AG, </text:span>Lawrence <text:span text:style-name="T72">R., </text:span>Evangelista <text:span text:style-name="T72">PH</text:span>. <text:span text:style-name="T73">2017. </text:span>A survival guide to Landsat preprocessing. <text:span text:style-name="T13">Ecology</text:span><text:span text:style-name="T73">, 98(4):920</text:span><text:span text:style-name="T43">–</text:span><text:span text:style-name="T73">932.</text:span></text:p>
      <text:p text:style-name="P104"/>
      <text:p text:style-name="P126">Sugestão de textos para enviar para os alunos <text:span text:style-name="T67">(por ordem de prioridade)</text:span></text:p>
      <text:p text:style-name="P72"><text:span text:style-name="T63">Xavier-da-</text:span>Silva J. 2009. O que é Geoprocessamento? <text:span text:style-name="T8">Revista do CREA-R</text:span><text:span text:style-name="T10">J</text:span><text:span text:style-name="T42"> </text:span><text:span text:style-name="T44">, 79:42</text:span><text:span text:style-name="T45">–</text:span><text:span text:style-name="T44">44.</text:span></text:p>
      <text:p text:style-name="P26"><text:span text:style-name="T179"><text:tab/>[</text:span><text:a xlink:type="simple" xlink:href="http://www.ufrrj.br/lga/tiagomarino/artigos/oqueegeoprocessamento.pdf" text:style-name="Internet_20_link" text:visited-style-name="Visited_20_Internet_20_Link">http://www.ufrrj.br/lga/tiagomarino/artigos/oqueegeoprocessamento.pdf</text:a><text:span text:style-name="T180"> </text:span><text:span text:style-name="T179">]</text:span></text:p>
      <text:p text:style-name="P45"><text:span text:style-name="T63">Xavier-da-Silva J, Goes MHB, Marino TB. 2011. Geoinclusão: um caminho do dado à informação. </text:span><text:span text:style-name="T23">Revista de Geografia do PPGEO da UFJF</text:span><text:span text:style-name="T255">, 1: 1</text:span><text:span text:style-name="T45">–</text:span><text:span text:style-name="T255">5.</text:span></text:p>
      <text:p text:style-name="P26"><text:span text:style-name="T180"><text:tab/></text:span><text:span text:style-name="T181">[</text:span><text:a xlink:type="simple" xlink:href="https://doi.org/10.34019/2236-837X.2011.v1.17881" text:style-name="Internet_20_link" text:visited-style-name="Visited_20_Internet_20_Link">https://doi.org/10.34019/2236-837X.2011.v1.17881</text:a><text:span text:style-name="T174"> </text:span><text:span text:style-name="T181">]</text:span></text:p>
      <text:p text:style-name="P12"><text:span text:style-name="T232">Xavier-da-Silva J. 2016. Geoprocessamento no Apoio à Decisão. </text:span><text:span text:style-name="Strong_20_Emphasis"><text:span text:style-name="T214">Revista Continentes</text:span></text:span><text:span text:style-name="T200">, 9:105</text:span><text:span text:style-name="T216">–</text:span><text:span text:style-name="T200">115. </text:span></text:p>
      <text:p text:style-name="P12"><text:span text:style-name="T237"><text:tab/>[</text:span><text:a xlink:type="simple" xlink:href="http://www.revistacontinentes.com.br/continentes/index.php/continentes/article/view/106" text:style-name="Internet_20_link" text:visited-style-name="Visited_20_Internet_20_Link">http://www.revistacontinentes.com.br/continentes/index.php/continentes/article/view/106</text:a><text:span text:style-name="T172"> </text:span><text:span text:style-name="T238">]</text:span></text:p>
      <text:p text:style-name="P65">Fitz PR. 2008. <text:tab/><text:span text:style-name="T8">Geoprocessamento sem complicação</text:span>. <text:span text:style-name="T69">Oficina de Textos. </text:span></text:p>
      <text:p text:style-name="P45"><text:span text:style-name="T69"><text:tab/>[</text:span><text:span text:style-name="T70">vou enviar o .pdf</text:span><text:span text:style-name="T69">]</text:span></text:p>
      <text:p text:style-name="P66"><text:span text:style-name="T43">Minas Gerais - Secretaria de Estado de Meio Ambiente e Desenvolvimento Sustentável. 2019. </text:span><text:span text:style-name="T8">Práticas de geoprocessamento em QGIS</text:span><text:span text:style-name="T43">. 2 ed. Belo Horizonte: Semad. </text:span></text:p>
      <text:p text:style-name="P18"><text:soft-page-break/><text:span text:style-name="T218"><text:s text:c="2"/>[</text:span><text:a xlink:type="simple" xlink:href="http://www.meioambiente.mg.gov.br/images/stories/2019/GESTAO_AMBIENTAL/IDE/APOSTILA_QGIS_3.4_DGTA-SEMAD-190619.pdf" text:style-name="Internet_20_link" text:visited-style-name="Visited_20_Internet_20_Link"><text:span text:style-name="T244">http://www.meioambiente.mg.gov.br/images/stories/2019/GESTAO_AMBIENTAL/IDE/APOSTILA_QGIS_3.4_DGTA-SEMAD-190619.pdf</text:span></text:a><text:span text:style-name="T218">]</text:span></text:p>
      <text:p text:style-name="P60">Oliveira PF, Guerra S, Mcdonnell, R. <text:span text:style-name="T6">2018</text:span>. <text:span text:style-name="T8">Ciência de </text:span><text:span text:style-name="T11">d</text:span><text:span text:style-name="T8">ados com R – Introdução</text:span>. IBPAD. </text:p>
      <text:p text:style-name="P21"><text:span text:style-name="T203"><text:tab/>[</text:span><text:a xlink:type="simple" xlink:href="https://cdr.ibpad.com.br/" text:style-name="Internet_20_link" text:visited-style-name="Visited_20_Internet_20_Link"><text:span text:style-name="T245">https://cdr.ibpad.com.br/</text:span></text:a><text:span text:style-name="T203">]</text:span></text:p>
      <text:p text:style-name="P17"><text:span text:style-name="T235">Mas J, Horta MB, Vasconcelos RN, Cambui ECB. 2019. </text:span><text:span text:style-name="T211">Análise espacial com R</text:span><text:span text:style-name="T235">. UEFS Editora. [</text:span><text:a xlink:type="simple" xlink:href="https://www.dropbox.com/s/blgtp2bmpdghol7/AnaliseEspacialComR.pdf?dl=0" text:style-name="Internet_20_link" text:visited-style-name="Visited_20_Internet_20_Link"><text:span text:style-name="T247">https://www.dropbox.com/s/blgtp2bmpdghol7/AnaliseEspacialComR.pdf?dl=0</text:span></text:a><text:span text:style-name="T235">]</text:span></text:p>
      <text:h text:style-name="P10" text:outline-level="1"><text:span text:style-name="T85">Engel C. 2019. </text:span><text:span text:style-name="T22">Introduction to R</text:span><text:span text:style-name="T249">. </text:span></text:h>
      <text:h text:style-name="P5" text:outline-level="1"><text:span text:style-name="T177"><text:tab/></text:span><text:span text:style-name="T175">[</text:span><text:a xlink:type="simple" xlink:href="https://cengel.github.io/R-intro/" text:style-name="Internet_20_link" text:visited-style-name="Visited_20_Internet_20_Link"><text:span text:style-name="T242">https://cengel.github.io/R-intro/</text:span></text:a><text:span text:style-name="T175">]</text:span></text:h>
      <text:h text:style-name="P11" text:outline-level="1"><text:span text:style-name="T85">Engel C. 2019. </text:span><text:span text:style-name="T19">Using Spatial Data with R</text:span><text:span text:style-name="T85">. </text:span></text:h>
      <text:h text:style-name="P3" text:outline-level="1"><text:span text:style-name="T225"><text:tab/>[</text:span><text:a xlink:type="simple" xlink:href="https://cengel.github.io/R-spatial/" text:style-name="Internet_20_link" text:visited-style-name="Visited_20_Internet_20_Link"><text:span text:style-name="T256">https://cengel.github.io/R-spatial/</text:span></text:a><text:span text:style-name="T225">]</text:span></text:h>
      <text:p text:style-name="P61"><text:span text:style-name="T30">Lovelace R, Nowosad J, Muenchow, J. 2019. </text:span><text:span text:style-name="T12">Geocomputation with R</text:span><text:span text:style-name="T65">. Chapman and Hall/CRC. </text:span></text:p>
      <text:p text:style-name="P13"><text:span text:style-name="T201"><text:tab/>[</text:span><text:a xlink:type="simple" xlink:href="https://geocompr.robinlovelace.net/" text:style-name="Internet_20_link" text:visited-style-name="Visited_20_Internet_20_Link"><text:span text:style-name="T256">https://geocompr.robinlovelace.net/</text:span></text:a><text:span text:style-name="T201">]</text:span></text:p>
      <text:p text:style-name="P45"><text:span text:style-name="T249">Wickham H, Grolemund, G. 2017. </text:span><text:span text:style-name="T22">R for Data Science: Import, Tidy, Transform, Visualize, and Model Data</text:span><text:span text:style-name="T249">. O'Reilly Media. </text:span></text:p>
      <text:p text:style-name="P26"><text:span text:style-name="T177"><text:tab/></text:span><text:span text:style-name="T182">[</text:span><text:a xlink:type="simple" xlink:href="https://r4ds.had.co.nz/" text:style-name="Internet_20_link" text:visited-style-name="Visited_20_Internet_20_Link"><text:span text:style-name="T242">https://r4ds.had.co.nz/</text:span></text:a><text:span text:style-name="T182">]</text:span></text:p>
      <text:p text:style-name="P25"><text:span text:style-name="T183">atlan. 2019. </text:span><text:span text:style-name="T187">Introduction to GIS: Manipulating and Mapping Geospatial Data in R</text:span><text:span text:style-name="T184">. [</text:span><text:a xlink:type="simple" xlink:href="https://cdn2.hubspot.net/hubfs/2287011/Atlan%20GIS%20Course/All%20lessons.pdf" text:style-name="Internet_20_link" text:visited-style-name="Visited_20_Internet_20_Link">https://cdn2.hubspot.net/hubfs/2287011/Atlan%20GIS%20Course/All%20lessons.pdf</text:a><text:span text:style-name="T199"> </text:span><text:span text:style-name="T184">]</text:span></text:p>
      <text:p text:style-name="P7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Ubuntu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imSun" svg:font-family="SimSu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Ubuntu1" svg:font-family="Ubuntu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Times New Roman1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Times New Roman1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Times New Roman1" style:font-family-asian="'Times New Roman'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HTML_20_Preformatted" style:display-name="HTML Preformatted" style:family="paragraph" style:default-outline-level="">
      <style:paragraph-properties fo:text-align="start" style:justify-single-word="false" fo:orphans="2" fo:widows="2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use-window-font-color="true" style:font-name="SimSun" fo:font-family="SimSun" style:font-family-generic="roman" style:font-pitch="variable" fo:font-size="12pt" fo:language="en" fo:country="US" style:letter-kerning="true" style:font-name-asian="SimSun1" style:font-family-asian="SimSun" style:font-family-generic-asian="system" style:font-pitch-asian="variable" style:font-size-asian="12pt" style:language-asian="zh" style:country-asian="CN" style:font-name-complex="SimSun1" style:font-family-complex="SimSun" style:font-family-generic-complex="system" style:font-pitch-complex="variable" style:font-size-complex="12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Title" style:family="paragraph" style:parent-style-name="Standard" style:default-outline-level="" style:class="chapter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Conteúdo_20_do_20_quadro" style:display-name="Conteúdo do quadro" style:family="paragraph" style:parent-style-name="Standard" style:default-outline-level=""/>
    <style:style style:name="Frame_20_contents" style:display-name="Frame contents" style:family="paragraph" style:parent-style-name="Standard" style:default-outline-level="" style:class="extra"/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lide_20_de_20_título_7e_LT_7e_Gliederung_20_1" style:display-name="Slide de título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Gliederung_20_2" style:display-name="Slide de título~LT~Gliederung 2" style:family="paragraph" style:parent-style-name="Slide_20_de_20_título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lide_20_de_20_título_7e_LT_7e_Gliederung_20_3" style:display-name="Slide de título~LT~Gliederung 3" style:family="paragraph" style:parent-style-name="Slide_20_de_20_título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4" style:display-name="Slide de título~LT~Gliederung 4" style:family="paragraph" style:parent-style-name="Slide_20_de_20_título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5" style:display-name="Slide de título~LT~Gliederung 5" style:family="paragraph" style:parent-style-name="Slide_20_de_20_título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6" style:display-name="Slide de título~LT~Gliederung 6" style:family="paragraph" style:parent-style-name="Slide_20_de_20_título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7" style:display-name="Slide de título~LT~Gliederung 7" style:family="paragraph" style:parent-style-name="Slide_20_de_20_título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8" style:display-name="Slide de título~LT~Gliederung 8" style:family="paragraph" style:parent-style-name="Slide_20_de_20_título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9" style:display-name="Slide de título~LT~Gliederung 9" style:family="paragraph" style:parent-style-name="Slide_20_de_20_título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Titel" style:display-name="Slide de título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Untertitel" style:display-name="Slide de títul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Notizen" style:display-name="Slide de título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Hintergrundobjekte" style:display-name="Slide de títul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Slide_20_de_20_título_7e_LT_7e_Hintergrund" style:display-name="Slide de títul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fo:language="en" fo:country="US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1" style:display-name="Título e conteúdo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Untertitel" style:display-name="Título e conteúd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Notizen" style:display-name="Título e conteúdo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Hintergrundobjekte" style:display-name="Título e conteúd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Título_20_e_20_conteúdo_7e_LT_7e_Hintergrund" style:display-name="Título e conteúd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Título_20_e_20_Conteúdo_7e_LT_7e_Gliederung_20_1" style:display-name="Título e Conteúdo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Untertitel" style:display-name="Título e Conteúd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Notizen" style:display-name="Título e Conteúdo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Hintergrundobjekte" style:display-name="Título e Conteúd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Título_20_e_20_Conteúdo_7e_LT_7e_Hintergrund" style:display-name="Título e Conteúd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1_7e_LT_7e_Gliederung_20_1" style:display-name="Default 1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Untertitel" style:display-name="Default 1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2_7e_LT_7e_Gliederung_20_1" style:display-name="Default 2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Untertitel" style:display-name="Default 2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uas_20_Partes_20_de_20_Conteúdo_7e_LT_7e_Gliederung_20_1" style:display-name="Duas Partes de Conteúdo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Gliederung_20_2" style:display-name="Duas Partes de Conteúdo~LT~Gliederung 2" style:family="paragraph" style:parent-style-name="Duas_20_Partes_20_de_20_Conteúdo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uas_20_Partes_20_de_20_Conteúdo_7e_LT_7e_Gliederung_20_3" style:display-name="Duas Partes de Conteúdo~LT~Gliederung 3" style:family="paragraph" style:parent-style-name="Duas_20_Partes_20_de_20_Conteúdo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4" style:display-name="Duas Partes de Conteúdo~LT~Gliederung 4" style:family="paragraph" style:parent-style-name="Duas_20_Partes_20_de_20_Conteúdo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5" style:display-name="Duas Partes de Conteúdo~LT~Gliederung 5" style:family="paragraph" style:parent-style-name="Duas_20_Partes_20_de_20_Conteúdo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6" style:display-name="Duas Partes de Conteúdo~LT~Gliederung 6" style:family="paragraph" style:parent-style-name="Duas_20_Partes_20_de_20_Conteúdo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7" style:display-name="Duas Partes de Conteúdo~LT~Gliederung 7" style:family="paragraph" style:parent-style-name="Duas_20_Partes_20_de_20_Conteúdo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8" style:display-name="Duas Partes de Conteúdo~LT~Gliederung 8" style:family="paragraph" style:parent-style-name="Duas_20_Partes_20_de_20_Conteúdo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9" style:display-name="Duas Partes de Conteúdo~LT~Gliederung 9" style:family="paragraph" style:parent-style-name="Duas_20_Partes_20_de_20_Conteúdo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Titel" style:display-name="Duas Partes de Conteúdo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Untertitel" style:display-name="Duas Partes de Conteúd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Notizen" style:display-name="Duas Partes de Conteúdo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Hintergrundobjekte" style:display-name="Duas Partes de Conteúd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uas_20_Partes_20_de_20_Conteúdo_7e_LT_7e_Hintergrund" style:display-name="Duas Partes de Conteúd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3_7e_LT_7e_Gliederung_20_1" style:display-name="Default 3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Gliederung_20_2" style:display-name="Default 3~LT~Gliederung 2" style:family="paragraph" style:parent-style-name="Default_20_3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3_7e_LT_7e_Gliederung_20_3" style:display-name="Default 3~LT~Gliederung 3" style:family="paragraph" style:parent-style-name="Default_20_3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4" style:display-name="Default 3~LT~Gliederung 4" style:family="paragraph" style:parent-style-name="Default_20_3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5" style:display-name="Default 3~LT~Gliederung 5" style:family="paragraph" style:parent-style-name="Default_20_3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6" style:display-name="Default 3~LT~Gliederung 6" style:family="paragraph" style:parent-style-name="Default_20_3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7" style:display-name="Default 3~LT~Gliederung 7" style:family="paragraph" style:parent-style-name="Default_20_3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8" style:display-name="Default 3~LT~Gliederung 8" style:family="paragraph" style:parent-style-name="Default_20_3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9" style:display-name="Default 3~LT~Gliederung 9" style:family="paragraph" style:parent-style-name="Default_20_3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Titel" style:display-name="Default 3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Untertitel" style:display-name="Default 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Notizen" style:display-name="Default 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Hintergrundobjekte" style:display-name="Default 3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3_7e_LT_7e_Hintergrund" style:display-name="Default 3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Rodapé_20_Char" style:display-name="Rodapé Char" style:family="text" style:parent-style-name="Default_20_Paragraph_20_Font">
      <style:text-properties style:font-name="Calibri" fo:font-family="Calibri" style:font-family-generic="roman" style:font-pitch="variable" fo:language="pt" fo:country="BR"/>
    </style:style>
    <style:style style:name="Cabeçalho_20_Char" style:display-name="Cabeçalho Char" style:family="text" style:parent-style-name="Default_20_Paragraph_20_Font">
      <style:text-properties style:font-name="Calibri" fo:font-family="Calibri" style:font-family-generic="roman" style:font-pitch="variable" fo:language="pt" fo:country="B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fo:language="pt" fo:country="BR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#ffffff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1.352in" fo:margin-top="0.0201in" fo:margin-bottom="0in" loext:contextual-spacing="false" fo:line-height="100%" fo:text-align="center" style:justify-single-word="false" fo:orphans="0" fo:widows="0" fo:text-indent="0in" style:auto-text-indent="false">
        <style:tab-stops>
          <style:tab-stop style:position="0in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MP2" style:family="paragraph" style:parent-style-name="Footer">
      <style:paragraph-properties fo:margin-top="0in" fo:margin-bottom="0.139in" loext:contextual-spacing="false">
        <style:tab-stops>
          <style:tab-stop style:position="2.9528in" style:type="center"/>
          <style:tab-stop style:position="5.9055in" style:type="right"/>
        </style:tab-stops>
      </style:paragraph-properties>
    </style:style>
    <style:page-layout style:name="Mpm1">
      <style:page-layout-properties fo:page-width="8.278in" fo:page-height="11.7083in" style:num-format="1" style:print-orientation="portrait" fo:margin-top="0.5118in" fo:margin-bottom="0.5in" fo:margin-left="1in" fo:margin-right="0.9654in" style:writing-mode="lr-tb" style:layout-grid-color="#c0c0c0" style:layout-grid-lines="14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693in" fo:margin-left="0in" fo:margin-right="0in" fo:margin-bottom="0.6299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3T17:06:00</meta:creation-date>
    <meta:initial-creator>Mauricio</meta:initial-creator>
    <dc:language>en-US</dc:language>
    <dc:date>2019-09-30T02:06:07.875323867</dc:date>
    <meta:editing-cycles>1124</meta:editing-cycles>
    <meta:editing-duration>P2DT15H9M15S</meta:editing-duration>
    <meta:generator>LibreOffice/6.3.1.2$Linux_X86_64 LibreOffice_project/522b3d05dbc14df140b4b4e8cb5fa288e6bf2465</meta:generator>
    <meta:document-statistic meta:table-count="0" meta:image-count="0" meta:object-count="0" meta:page-count="7" meta:paragraph-count="216" meta:word-count="1839" meta:character-count="13400" meta:non-whitespace-character-count="11755"/>
  </office:meta>
</office:document-meta>
</file>